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58363.421" calcext:value-type="float">
            <text:p><text:s/>58,36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8363.421" calcext:value-type="float">
            <text:p><text:s/>58,363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2008857.877" calcext:value-type="float">
            <text:p><text:s/>22,008,858 <text:s/></text:p>
          </table:table-cell>
          <table:table-cell table:style-name="ce42" office:value-type="float" office:value="4229051.684" calcext:value-type="float">
            <text:p><text:s/>4,229,052 <text:s/></text:p>
          </table:table-cell>
          <table:table-cell table:style-name="ce42" office:value-type="float" office:value="17380645.733" calcext:value-type="float">
            <text:p><text:s/>17,380,646 <text:s/></text:p>
          </table:table-cell>
          <table:table-cell table:style-name="ce42" office:value-type="float" office:value="35929.55" calcext:value-type="float">
            <text:p><text:s/>35,930 <text:s/></text:p>
          </table:table-cell>
          <table:table-cell table:style-name="ce42" office:value-type="float" office:value="216677.51" calcext:value-type="float">
            <text:p><text:s/>216,6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553.4" calcext:value-type="float">
            <text:p><text:s/>146,5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73.4" calcext:value-type="float">
            <text:p><text:s/>6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73.4" calcext:value-type="float">
            <text:p><text:s/>6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233633.12713316" calcext:value-type="float">
            <text:p><text:s/>1,233,633 <text:s/></text:p>
          </table:table-cell>
          <table:table-cell table:style-name="ce42" office:value-type="float" office:value="194041.006" calcext:value-type="float">
            <text:p><text:s/>194,041 <text:s/></text:p>
          </table:table-cell>
          <table:table-cell table:style-name="ce42" office:value-type="float" office:value="1111935.24332375" calcext:value-type="float">
            <text:p><text:s/>1,111,9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07.4468094053" calcext:value-type="float">
            <text:p><text:s/>19,8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92150.569" calcext:value-type="float">
            <text:p><text:s/>-92,15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0832914.7708668" calcext:value-type="float">
            <text:p><text:s/>20,832,915 <text:s/></text:p>
          </table:table-cell>
          <table:table-cell table:style-name="ce43" office:value-type="float" office:value="4035010.678" calcext:value-type="float">
            <text:p><text:s/>4,035,011 <text:s/></text:p>
          </table:table-cell>
          <table:table-cell table:style-name="ce43" office:value-type="float" office:value="16327073.9106762" calcext:value-type="float">
            <text:p><text:s/>16,327,074 <text:s/></text:p>
          </table:table-cell>
          <table:table-cell table:style-name="ce43" office:value-type="float" office:value="35929.55" calcext:value-type="float">
            <text:p><text:s/>35,930 <text:s/></text:p>
          </table:table-cell>
          <table:table-cell table:style-name="ce43" office:value-type="float" office:value="196870.063190595" calcext:value-type="float">
            <text:p><text:s/>196,87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8030.569" calcext:value-type="float">
            <text:p><text:s/>238,03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330217.70281" calcext:value-type="float">
            <text:p><text:s/>330,218 <text:s/></text:p>
          </table:table-cell>
          <table:table-cell table:style-name="ce43" office:value-type="float" office:value="31800.164" calcext:value-type="float">
            <text:p><text:s/>31,800 <text:s/></text:p>
          </table:table-cell>
          <table:table-cell table:style-name="ce43" office:value-type="float" office:value="271112.304" calcext:value-type="float">
            <text:p><text:s/>271,11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7305.23481" calcext:value-type="float">
            <text:p><text:s/>27,30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0106787.4197204" calcext:value-type="float">
            <text:p><text:s/>20,106,787 <text:s/></text:p>
          </table:table-cell>
          <table:table-cell table:style-name="ce42" office:value-type="float" office:value="4003210.514" calcext:value-type="float">
            <text:p><text:s/>4,003,211 <text:s/></text:p>
          </table:table-cell>
          <table:table-cell table:style-name="ce42" office:value-type="float" office:value="12914688.2485521" calcext:value-type="float">
            <text:p><text:s/>12,914,6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870.063190595" calcext:value-type="float">
            <text:p><text:s/>196,8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9058.5029777" calcext:value-type="float">
            <text:p><text:s/>2,479,0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159145.561" calcext:value-type="float">
            <text:p><text:s/>4,159,146 <text:s/></text:p>
          </table:table-cell>
          <table:table-cell table:style-name="ce42" office:value-type="float" office:value="4003210.514" calcext:value-type="float">
            <text:p><text:s/>4,003,211 <text:s/></text:p>
          </table:table-cell>
          <table:table-cell table:style-name="ce42" office:value-type="float" office:value="155935.047" calcext:value-type="float">
            <text:p><text:s/>155,9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2929423.4097277" calcext:value-type="float">
            <text:p><text:s/>2,929,4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0364.90675" calcext:value-type="float">
            <text:p><text:s/>450,3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79058.5029777" calcext:value-type="float">
            <text:p><text:s/>2,479,0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618780.6498668" calcext:value-type="float">
            <text:p><text:s/>10,618,7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21910.5866762" calcext:value-type="float">
            <text:p><text:s/>10,421,9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870.063190595" calcext:value-type="float">
            <text:p><text:s/>196,8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85200.256" calcext:value-type="float">
            <text:p><text:s/>85,2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200.256" calcext:value-type="float">
            <text:p><text:s/>85,2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314237.54312582" calcext:value-type="float">
            <text:p><text:s/>2,314,23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01277.45212582" calcext:value-type="float">
            <text:p><text:s/>1,801,27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884547.7457" calcext:value-type="float">
            <text:p><text:s/>4,884,5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795276.4" calcext:value-type="float">
            <text:p><text:s/>2,795,2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884547.7457" calcext:value-type="float">
            <text:p><text:s/>4,884,5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795276.4" calcext:value-type="float">
            <text:p><text:s/>2,795,2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31735.0426" calcext:value-type="float">
            <text:p><text:s/>831,73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05880.2783" calcext:value-type="float">
            <text:p><text:s/>405,88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25854.7643" calcext:value-type="float">
            <text:p><text:s/>425,85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4628.03349" calcext:value-type="float">
            <text:p><text:s/>14,62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000.68519" calcext:value-type="float">
            <text:p><text:s/>2,00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434094.31794648" calcext:value-type="float">
            <text:p><text:s/>4,434,09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41273.35812418" calcext:value-type="float">
            <text:p><text:s/>3,141,273 <text:s/></text:p>
          </table:table-cell>
          <table:table-cell table:style-name="ce44" office:value-type="float" office:value="35929.55" calcext:value-type="float">
            <text:p><text:s/>35,93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24942.5460223" calcext:value-type="float">
            <text:p><text:s/>524,94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252284.76794648" calcext:value-type="float">
            <text:p><text:s/>4,252,28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41273.35812418" calcext:value-type="float">
            <text:p><text:s/>3,141,27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79062.5460223" calcext:value-type="float">
            <text:p><text:s/>379,06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252284.76794648" calcext:value-type="float">
            <text:p><text:s/>4,252,2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1273.35812418" calcext:value-type="float">
            <text:p><text:s/>3,141,2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9062.5460223" calcext:value-type="float">
            <text:p><text:s/>379,0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8756.8016114003" calcext:value-type="float">
            <text:p><text:s/>58,7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756.8016114003" calcext:value-type="float">
            <text:p><text:s/>58,7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25593.669079437" calcext:value-type="float">
            <text:p><text:s/>325,5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5593.669079437" calcext:value-type="float">
            <text:p><text:s/>325,5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084873.69079393" calcext:value-type="float">
            <text:p><text:s/>1,084,8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4873.69079393" calcext:value-type="float">
            <text:p><text:s/>1,084,8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42267.109014316" calcext:value-type="float">
            <text:p><text:s/>442,2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2267.109014316" calcext:value-type="float">
            <text:p><text:s/>442,2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6442.528" calcext:value-type="float">
            <text:p>( 26,44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6442.528" calcext:value-type="float">
            <text:p>( 26,44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15824.581014316" calcext:value-type="float">
            <text:p>( 415,82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15824.581014316" calcext:value-type="float">
            <text:p>( 415,82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32831.637543251" calcext:value-type="float">
            <text:p><text:s/>332,8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2831.637543251" calcext:value-type="float">
            <text:p><text:s/>332,8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09774.944236363" calcext:value-type="float">
            <text:p><text:s/>309,7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9774.944236363" calcext:value-type="float">
            <text:p><text:s/>309,7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64810.191" calcext:value-type="float">
            <text:p><text:s/>1,664,8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4810.191" calcext:value-type="float">
            <text:p><text:s/>1,664,8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64810.191" calcext:value-type="float">
            <text:p><text:s/>1,664,8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4810.191" calcext:value-type="float">
            <text:p><text:s/>1,664,8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11011.4098223" calcext:value-type="float">
            <text:p><text:s/>1,111,0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79062.5460223" calcext:value-type="float">
            <text:p><text:s/>379,0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111011.4098223" calcext:value-type="float">
            <text:p><text:s/>1,111,0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79062.5460223" calcext:value-type="float">
            <text:p><text:s/>379,0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63.153" calcext:value-type="float">
            <text:p><text:s/>163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63.153" calcext:value-type="float">
            <text:p><text:s/>16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075.8526394128" calcext:value-type="float">
            <text:p><text:s/>7,0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75.8526394128" calcext:value-type="float">
            <text:p><text:s/>7,0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181809.55" calcext:value-type="float">
            <text:p><text:s/>181,8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29.55" calcext:value-type="float">
            <text:p><text:s/>35,9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880" calcext:value-type="float">
            <text:p><text:s/>145,8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181809.55" calcext:value-type="float">
            <text:p><text:s/>181,8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29.55" calcext:value-type="float">
            <text:p><text:s/>35,9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880" calcext:value-type="float">
            <text:p><text:s/>145,8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5761340.495616" calcext:value-type="float">
            <text:p><text:s/>65,761,3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089840.9231798" calcext:value-type="float">
            <text:p><text:s/>62,089,8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71499.57243621" calcext:value-type="float">
            <text:p><text:s/>3,671,5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3749714.02" calcext:value-type="float">
            <text:p><text:s/>53,749,7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783676.4475638" calcext:value-type="float">
            <text:p><text:s/>52,783,6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6037.572436214" calcext:value-type="float">
            <text:p><text:s/>966,0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49666.588451" calcext:value-type="float">
            <text:p><text:s/>249,6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666.588451" calcext:value-type="float">
            <text:p><text:s/>249,6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1761959.887165" calcext:value-type="float">
            <text:p><text:s/>11,761,9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56497.887165" calcext:value-type="float">
            <text:p><text:s/>9,056,4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05462" calcext:value-type="float">
            <text:p><text:s/>2,705,4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45602.1" calcext:value-type="float">
            <text:p><text:s/>45,602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720943.5957641" calcext:value-type="float">
            <text:p><text:s/>40,720,944 <text:s/></text:p>
          </table:table-cell>
          <table:table-cell table:style-name="ce42" office:value-type="float" office:value="32702797.8" calcext:value-type="float">
            <text:p><text:s/>32,702,7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0020.099398" calcext:value-type="float">
            <text:p><text:s/>950,0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10521.56739582" calcext:value-type="float">
            <text:p><text:s/>3,310,5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8.845016" calcext:value-type="float">
            <text:p><text:s/>8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52462.52" calcext:value-type="float">
            <text:p><text:s/>2,752,4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2882.4" calcext:value-type="float">
            <text:p><text:s/>1,432,8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292517.056481723" calcext:value-type="float">
            <text:p><text:s/>-292,517 <text:s/></text:p>
          </table:table-cell>
          <table:table-cell table:style-name="ce42" office:value-type="float" office:value="-226192.5" calcext:value-type="float">
            <text:p><text:s/>-226,19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995.9530685" calcext:value-type="float">
            <text:p><text:s/>69,99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3563196.26485" calcext:value-type="float">
            <text:p><text:s/>33,563,196 <text:s/></text:p>
          </table:table-cell>
          <table:table-cell table:style-name="ce43" office:value-type="float" office:value="32974592.4" calcext:value-type="float">
            <text:p><text:s/>32,974,59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79165.3013135" calcext:value-type="float">
            <text:p><text:s/>879,1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36398.65935" calcext:value-type="float">
            <text:p><text:s/>2,636,3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2.80935" calcext:value-type="float">
            <text:p><text:s/>54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2060.4" calcext:value-type="float">
            <text:p><text:s/>122,060 <text:s/></text:p>
          </table:table-cell>
          <table:table-cell table:style-name="ce42" office:value-type="float" office:value="321883.128" calcext:value-type="float">
            <text:p><text:s/>321,883 <text:s/></text:p>
          </table:table-cell>
          <table:table-cell table:style-name="ce42" office:value-type="float" office:value="69016.563" calcext:value-type="float">
            <text:p><text:s/>69,017 <text:s/></text:p>
          </table:table-cell>
          <table:table-cell table:style-name="ce42" office:value-type="float" office:value="39122440.1407992" calcext:value-type="float">
            <text:p><text:s/>39,122,440 <text:s/></text:p>
          </table:table-cell>
          <table:table-cell table:style-name="ce42" office:value-type="float" office:value="32974592.4" calcext:value-type="float">
            <text:p><text:s/>32,974,5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974592.4" calcext:value-type="float">
            <text:p><text:s/>32,974,5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71011.44" calcext:value-type="float">
            <text:p><text:s/>5,571,0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14.32" calcext:value-type="float">
            <text:p><text:s/>3,8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2060.4" calcext:value-type="float">
            <text:p><text:s/>122,060 <text:s/></text:p>
          </table:table-cell>
          <table:table-cell table:style-name="ce43" office:value-type="float" office:value="321883.128" calcext:value-type="float">
            <text:p><text:s/>321,883 <text:s/></text:p>
          </table:table-cell>
          <table:table-cell table:style-name="ce43" office:value-type="float" office:value="69016.563" calcext:value-type="float">
            <text:p><text:s/>69,017 <text:s/></text:p>
          </table:table-cell>
          <table:table-cell table:style-name="ce43" office:value-type="float" office:value="573021.980799194" calcext:value-type="float">
            <text:p><text:s/>573,02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70454.62" calcext:value-type="float">
            <text:p><text:s/>870,455 <text:s/></text:p>
          </table:table-cell>
          <table:table-cell table:style-name="ce42" office:value-type="float" office:value="1059835.8477" calcext:value-type="float">
            <text:p><text:s/>1,059,836 <text:s/></text:p>
          </table:table-cell>
          <table:table-cell table:style-name="ce42" office:value-type="float" office:value="158980.878" calcext:value-type="float">
            <text:p><text:s/>158,981 <text:s/></text:p>
          </table:table-cell>
          <table:table-cell table:style-name="ce42" office:value-type="float" office:value="35813546.957615" calcext:value-type="float">
            <text:p><text:s/>35,813,5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853.6" calcext:value-type="float">
            <text:p><text:s/>1,193,854 <text:s/></text:p>
          </table:table-cell>
          <table:table-cell table:style-name="ce42" office:value-type="float" office:value="974409.126615" calcext:value-type="float">
            <text:p><text:s/>974,4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70454.62" calcext:value-type="float">
            <text:p><text:s/>870,455 <text:s/></text:p>
          </table:table-cell>
          <table:table-cell table:style-name="ce42" office:value-type="float" office:value="1059835.8477" calcext:value-type="float">
            <text:p><text:s/>1,059,836 <text:s/></text:p>
          </table:table-cell>
          <table:table-cell table:style-name="ce42" office:value-type="float" office:value="158980.878" calcext:value-type="float">
            <text:p><text:s/>158,981 <text:s/></text:p>
          </table:table-cell>
          <table:table-cell table:style-name="ce42" office:value-type="float" office:value="34413052.8657318" calcext:value-type="float">
            <text:p><text:s/>34,413,0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853.6" calcext:value-type="float">
            <text:p><text:s/>1,193,854 <text:s/></text:p>
          </table:table-cell>
          <table:table-cell table:style-name="ce42" office:value-type="float" office:value="958625.5371318" calcext:value-type="float">
            <text:p><text:s/>958,62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00494.0918832" calcext:value-type="float">
            <text:p><text:s/>1,400,49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5783.5894832" calcext:value-type="float">
            <text:p><text:s/>15,7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59221.06" calcext:value-type="float">
            <text:p><text:s/>259,221 <text:s/></text:p>
          </table:table-cell>
          <table:table-cell table:style-name="ce42" office:value-type="float" office:value="527719.2858" calcext:value-type="float">
            <text:p><text:s/>527,719 <text:s/></text:p>
          </table:table-cell>
          <table:table-cell table:style-name="ce42" office:value-type="float" office:value="44794.6968" calcext:value-type="float">
            <text:p><text:s/>44,795 <text:s/></text:p>
          </table:table-cell>
          <table:table-cell table:style-name="ce42" office:value-type="float" office:value="1746196.09472761" calcext:value-type="float">
            <text:p><text:s/>1,746,1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853.6" calcext:value-type="float">
            <text:p><text:s/>1,193,854 <text:s/></text:p>
          </table:table-cell>
          <table:table-cell table:style-name="ce42" office:value-type="float" office:value="13225.248252" calcext:value-type="float">
            <text:p><text:s/>13,2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.52" calcext:value-type="float">
            <text:p><text:s/>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52220.6" calcext:value-type="float">
            <text:p><text:s/>152,221 <text:s/></text:p>
          </table:table-cell>
          <table:table-cell table:style-name="ce42" office:value-type="float" office:value="208864.9815" calcext:value-type="float">
            <text:p><text:s/>208,865 <text:s/></text:p>
          </table:table-cell>
          <table:table-cell table:style-name="ce42" office:value-type="float" office:value="44794.6968" calcext:value-type="float">
            <text:p><text:s/>44,795 <text:s/></text:p>
          </table:table-cell>
          <table:table-cell table:style-name="ce42" office:value-type="float" office:value="7336" calcext:value-type="float">
            <text:p><text:s/>7,3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07000.46" calcext:value-type="float">
            <text:p><text:s/>107,000 <text:s/></text:p>
          </table:table-cell>
          <table:table-cell table:style-name="ce42" office:value-type="float" office:value="318854.3043" calcext:value-type="float">
            <text:p><text:s/>318,8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1.6" calcext:value-type="float">
            <text:p><text:s/>2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38521.49472761" calcext:value-type="float">
            <text:p><text:s/>1,738,5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853.6" calcext:value-type="float">
            <text:p><text:s/>1,193,854 <text:s/></text:p>
          </table:table-cell>
          <table:table-cell table:style-name="ce42" office:value-type="float" office:value="13225.248252" calcext:value-type="float">
            <text:p><text:s/>13,2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.2" calcext:value-type="float">
            <text:p><text:s/>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.28" calcext:value-type="float">
            <text:p><text:s/>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69.3" calcext:value-type="float">
            <text:p><text:s/>69 <text:s/></text:p>
          </table:table-cell>
          <table:table-cell table:style-name="ce44" office:value-type="float" office:value="10322.9112" calcext:value-type="float">
            <text:p><text:s/>10,323 <text:s/></text:p>
          </table:table-cell>
          <table:table-cell table:style-name="ce44" office:value-type="float" office:value="2235.1371" calcext:value-type="float">
            <text:p><text:s/>2,23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89103.86" calcext:value-type="float">
            <text:p><text:s/>489,104 <text:s/></text:p>
          </table:table-cell>
          <table:table-cell table:style-name="ce44" office:value-type="float" office:value="199910.5227" calcext:value-type="float">
            <text:p><text:s/>199,911 <text:s/></text:p>
          </table:table-cell>
          <table:table-cell table:style-name="ce44" office:value-type="float" office:value="42934.4811" calcext:value-type="float">
            <text:p><text:s/>42,934 <text:s/></text:p>
          </table:table-cell>
          <table:table-cell table:style-name="ce44" office:value-type="float" office:value="25871708.3275882" calcext:value-type="float">
            <text:p><text:s/>25,871,70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39806.3703265" calcext:value-type="float">
            <text:p><text:s/>1,839,80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89103.86" calcext:value-type="float">
            <text:p><text:s/>489,104 <text:s/></text:p>
          </table:table-cell>
          <table:table-cell table:style-name="ce44" office:value-type="float" office:value="199910.5227" calcext:value-type="float">
            <text:p><text:s/>199,911 <text:s/></text:p>
          </table:table-cell>
          <table:table-cell table:style-name="ce44" office:value-type="float" office:value="42934.4811" calcext:value-type="float">
            <text:p><text:s/>42,934 <text:s/></text:p>
          </table:table-cell>
          <table:table-cell table:style-name="ce44" office:value-type="float" office:value="19370569.8022517" calcext:value-type="float">
            <text:p><text:s/>19,370,57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39806.3703265" calcext:value-type="float">
            <text:p><text:s/>1,839,8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89103.86" calcext:value-type="float">
            <text:p><text:s/>489,104 <text:s/></text:p>
          </table:table-cell>
          <table:table-cell table:style-name="ce42" office:value-type="float" office:value="199910.5227" calcext:value-type="float">
            <text:p><text:s/>199,911 <text:s/></text:p>
          </table:table-cell>
          <table:table-cell table:style-name="ce42" office:value-type="float" office:value="42934.4811" calcext:value-type="float">
            <text:p><text:s/>42,934 <text:s/></text:p>
          </table:table-cell>
          <table:table-cell table:style-name="ce42" office:value-type="float" office:value="6297452.50010219" calcext:value-type="float">
            <text:p><text:s/>6,297,4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0167.208177" calcext:value-type="float">
            <text:p><text:s/>510,1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983.570806" calcext:value-type="float">
            <text:p><text:s/>35,9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1.910806" calcext:value-type="float">
            <text:p><text:s/>2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7149.439173905" calcext:value-type="float">
            <text:p><text:s/>417,1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54.744419" calcext:value-type="float">
            <text:p><text:s/>10,6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0928.54589434" calcext:value-type="float">
            <text:p><text:s/>1,210,9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53.375497" calcext:value-type="float">
            <text:p><text:s/>7,4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087.752861" calcext:value-type="float">
            <text:p><text:s/>48,0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3.192861" calcext:value-type="float">
            <text:p><text:s/>1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63.654259" calcext:value-type="float">
            <text:p><text:s/>10,3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66.294259" calcext:value-type="float">
            <text:p><text:s/>2,0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7548.803561025" calcext:value-type="float">
            <text:p><text:s/>447,5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66.102431" calcext:value-type="float">
            <text:p><text:s/>4,9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33.035989" calcext:value-type="float">
            <text:p><text:s/>11,5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30.195989" calcext:value-type="float">
            <text:p><text:s/>8,2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7912.32842187" calcext:value-type="float">
            <text:p><text:s/>1,547,9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79.04115" calcext:value-type="float">
            <text:p><text:s/>3,6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2265.95436046" calcext:value-type="float">
            <text:p><text:s/>1,462,2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79.04115" calcext:value-type="float">
            <text:p><text:s/>3,6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93213.95770681" calcext:value-type="float">
            <text:p>( 1,193,21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679.04115" calcext:value-type="float">
            <text:p>( 3,67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69051.996653652" calcext:value-type="float">
            <text:p>( 269,05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901.14990191" calcext:value-type="float">
            <text:p><text:s/>41,9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745.2241595024" calcext:value-type="float">
            <text:p><text:s/>43,7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802.452185" calcext:value-type="float">
            <text:p><text:s/>171,8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77.692185" calcext:value-type="float">
            <text:p><text:s/>4,5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081.806049" calcext:value-type="float">
            <text:p><text:s/>41,0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11.846049" calcext:value-type="float">
            <text:p><text:s/>3,91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90344.035575" calcext:value-type="float">
            <text:p><text:s/>290,34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1995.595575" calcext:value-type="float">
            <text:p><text:s/>31,9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0206.52384" calcext:value-type="float">
            <text:p><text:s/>610,2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560.93384" calcext:value-type="float">
            <text:p><text:s/>97,5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773.202528" calcext:value-type="float">
            <text:p><text:s/>151,7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10.782528" calcext:value-type="float">
            <text:p><text:s/>3,0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8433.321312" calcext:value-type="float">
            <text:p><text:s/>458,4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550.151312" calcext:value-type="float">
            <text:p><text:s/>94,5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3380.610766" calcext:value-type="float">
            <text:p>( 43,38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3378.910766" calcext:value-type="float">
            <text:p>( 43,37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5862.34098" calcext:value-type="float">
            <text:p>( 5,86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5862.34098" calcext:value-type="float">
            <text:p>( 5,86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89103.86" calcext:value-type="float">
            <text:p><text:s/>489,104 <text:s/></text:p>
          </table:table-cell>
          <table:table-cell table:style-name="ce42" office:value-type="float" office:value="199910.5227" calcext:value-type="float">
            <text:p><text:s/>199,911 <text:s/></text:p>
          </table:table-cell>
          <table:table-cell table:style-name="ce42" office:value-type="float" office:value="42934.4811" calcext:value-type="float">
            <text:p><text:s/>42,934 <text:s/></text:p>
          </table:table-cell>
          <table:table-cell table:style-name="ce42" office:value-type="float" office:value="781525.593024" calcext:value-type="float">
            <text:p><text:s/>781,5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993.505424" calcext:value-type="float">
            <text:p><text:s/>67,9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89103.86" calcext:value-type="float">
            <text:p><text:s/>489,104 <text:s/></text:p>
          </table:table-cell>
          <table:table-cell table:style-name="ce42" office:value-type="float" office:value="199910.5227" calcext:value-type="float">
            <text:p><text:s/>199,911 <text:s/></text:p>
          </table:table-cell>
          <table:table-cell table:style-name="ce42" office:value-type="float" office:value="42934.4811" calcext:value-type="float">
            <text:p><text:s/>42,934 <text:s/></text:p>
          </table:table-cell>
          <table:table-cell table:style-name="ce42" office:value-type="float" office:value="652572.674283" calcext:value-type="float">
            <text:p><text:s/>652,5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728.696683" calcext:value-type="float">
            <text:p><text:s/>44,7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952.918741" calcext:value-type="float">
            <text:p><text:s/>128,9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64.808741" calcext:value-type="float">
            <text:p><text:s/>23,2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65.2" calcext:value-type="float">
            <text:p>( 26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789.132514" calcext:value-type="float">
            <text:p><text:s/>124,7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216.092514" calcext:value-type="float">
            <text:p><text:s/>42,21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2155.930281" calcext:value-type="float">
            <text:p><text:s/>22,15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905.790281" calcext:value-type="float">
            <text:p><text:s/>4,9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246.818375026" calcext:value-type="float">
            <text:p><text:s/>96,2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026.193604" calcext:value-type="float">
            <text:p><text:s/>14,0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164.637737" calcext:value-type="float">
            <text:p><text:s/>61,1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129.807737" calcext:value-type="float">
            <text:p><text:s/>19,1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820.893556" calcext:value-type="float">
            <text:p><text:s/>207,8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6354.893556" calcext:value-type="float">
            <text:p><text:s/>186,3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.7760000264" calcext:value-type="float">
            <text:p><text:s/>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0754.77" calcext:value-type="float">
            <text:p><text:s/>160,7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80476.4135185" calcext:value-type="float">
            <text:p><text:s/>10,280,4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829.3935185" calcext:value-type="float">
            <text:p><text:s/>17,8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9274.9" calcext:value-type="float">
            <text:p><text:s/>359,2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51862.1935185" calcext:value-type="float">
            <text:p><text:s/>9,551,8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829.3935185" calcext:value-type="float">
            <text:p><text:s/>17,8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579.12" calcext:value-type="float">
            <text:p><text:s/>41,5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7760.2" calcext:value-type="float">
            <text:p><text:s/>327,7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3903.11" calcext:value-type="float">
            <text:p><text:s/>793,9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18.83" calcext:value-type="float">
            <text:p><text:s/>1,9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91984.28" calcext:value-type="float">
            <text:p><text:s/>791,98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6928.01" calcext:value-type="float">
            <text:p><text:s/>686,9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021.98" calcext:value-type="float">
            <text:p><text:s/>182,0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27.48" calcext:value-type="float">
            <text:p><text:s/>3,3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93.92" calcext:value-type="float">
            <text:p><text:s/>5,7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0.88" calcext:value-type="float">
            <text:p><text:s/>6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04.36" calcext:value-type="float">
            <text:p><text:s/>1,6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0423.05" calcext:value-type="float">
            <text:p><text:s/>380,4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3096.34" calcext:value-type="float">
            <text:p><text:s/>113,09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11809.768631" calcext:value-type="float">
            <text:p><text:s/>1,311,81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11809.768631" calcext:value-type="float">
            <text:p><text:s/>1,311,8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01138.52533649" calcext:value-type="float">
            <text:p><text:s/>6,501,1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01138.52533649" calcext:value-type="float">
            <text:p><text:s/>6,501,1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355323.44" calcext:value-type="float">
            <text:p>( 4,355,32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135667.368876" calcext:value-type="float">
            <text:p><text:s/>29,135,6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492133.189" calcext:value-type="float">
            <text:p><text:s/>25,492,1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23.411549" calcext:value-type="float">
            <text:p><text:s/>11,1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32410.768327" calcext:value-type="float">
            <text:p><text:s/>3,632,4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6000.4" calcext:value-type="float">
            <text:p><text:s/>1,316,000 <text:s/></text:p>
          </table:table-cell>
          <table:table-cell table:style-name="ce42" office:value-type="float" office:value="1215585.54" calcext:value-type="float">
            <text:p><text:s/>1,215,586 <text:s/></text:p>
          </table:table-cell>
          <table:table-cell table:style-name="ce42" office:value-type="float" office:value="1095315.78" calcext:value-type="float">
            <text:p><text:s/>1,095,3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8622.4" calcext:value-type="float">
            <text:p><text:s/>418,6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858.2083502229" calcext:value-type="float">
            <text:p><text:s/>28,8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.5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0" calcext:value-type="float">
            <text:p><text:s/>300 <text:s/></text:p>
          </table:table-cell>
          <table:table-cell table:style-name="ce42" office:value-type="float" office:value="1432582.4" calcext:value-type="float">
            <text:p><text:s/>1,432,5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205.771649777" calcext:value-type="float">
            <text:p><text:s/>263,206 <text:s/></text:p>
          </table:table-cell>
          <table:table-cell table:style-name="ce42" office:value-type="float" office:value="-558621.96" calcext:value-type="float">
            <text:p><text:s/>-558,622 <text:s/></text:p>
          </table:table-cell>
          <table:table-cell table:style-name="ce42" office:value-type="float" office:value="-117068.220070256" calcext:value-type="float">
            <text:p><text:s/>-117,068 <text:s/></text:p>
          </table:table-cell>
          <table:table-cell table:style-name="ce42" office:value-type="float" office:value="-1107" calcext:value-type="float">
            <text:p><text:s/>-1,107 <text:s/></text:p>
          </table:table-cell>
          <table:table-cell table:style-name="ce42" office:value-type="float" office:value="-20800.9806847584" calcext:value-type="float">
            <text:p><text:s/>-20,801 <text:s/></text:p>
          </table:table-cell>
          <table:table-cell table:style-name="ce42" office:value-type="float" office:value="-929.41931524162" calcext:value-type="float">
            <text:p><text:s/>-929 <text:s/></text:p>
          </table:table-cell>
          <table:table-cell table:style-name="ce42" office:value-type="float" office:value="329817" calcext:value-type="float">
            <text:p><text:s/>329,81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23936.42" calcext:value-type="float">
            <text:p><text:s/>1,023,936 <text:s/></text:p>
          </table:table-cell>
          <table:table-cell table:style-name="ce43" office:value-type="float" office:value="1774207.5" calcext:value-type="float">
            <text:p><text:s/>1,774,208 <text:s/></text:p>
          </table:table-cell>
          <table:table-cell table:style-name="ce43" office:value-type="float" office:value="1212384.00007026" calcext:value-type="float">
            <text:p><text:s/>1,212,384 <text:s/></text:p>
          </table:table-cell>
          <table:table-cell table:style-name="ce43" office:value-type="float" office:value="1105.5" calcext:value-type="float">
            <text:p><text:s/>1,106 <text:s/></text:p>
          </table:table-cell>
          <table:table-cell table:style-name="ce43" office:value-type="float" office:value="20500.9806847584" calcext:value-type="float">
            <text:p><text:s/>20,501 <text:s/></text:p>
          </table:table-cell>
          <table:table-cell table:style-name="ce43" office:value-type="float" office:value="-1013030.58068476" calcext:value-type="float">
            <text:p><text:s/>-1,013,031 <text:s/></text:p>
          </table:table-cell>
          <table:table-cell table:style-name="ce43" office:value-type="float" office:value="-329817" calcext:value-type="float">
            <text:p><text:s/>-329,81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2800.32" calcext:value-type="float">
            <text:p><text:s/>1,052,800 <text:s/></text:p>
          </table:table-cell>
          <table:table-cell table:style-name="ce42" office:value-type="float" office:value="20141.16" calcext:value-type="float">
            <text:p><text:s/>20,141 <text:s/></text:p>
          </table:table-cell>
          <table:table-cell table:style-name="ce42" office:value-type="float" office:value="3543.90007025633" calcext:value-type="float">
            <text:p><text:s/>3,544 <text:s/></text:p>
          </table:table-cell>
          <table:table-cell table:style-name="ce42" office:value-type="float" office:value="1176.75" calcext:value-type="float">
            <text:p><text:s/>1,177 <text:s/></text:p>
          </table:table-cell>
          <table:table-cell table:style-name="ce42" office:value-type="float" office:value="2471.1234695931" calcext:value-type="float">
            <text:p><text:s/>2,471 <text:s/></text:p>
          </table:table-cell>
          <table:table-cell table:style-name="ce42" office:value-type="float" office:value="63321.6765304069" calcext:value-type="float">
            <text:p><text:s/>63,322 <text:s/></text:p>
          </table:table-cell>
          <table:table-cell table:style-name="ce42" office:value-type="float" office:value="128469" calcext:value-type="float">
            <text:p><text:s/>128,46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25340.14" calcext:value-type="float">
            <text:p><text:s/>4,425,340 <text:s/></text:p>
          </table:table-cell>
          <table:table-cell table:style-name="ce42" office:value-type="float" office:value="4916527.2" calcext:value-type="float">
            <text:p><text:s/>4,916,527 <text:s/></text:p>
          </table:table-cell>
          <table:table-cell table:style-name="ce42" office:value-type="float" office:value="4298286.72" calcext:value-type="float">
            <text:p><text:s/>4,298,287 <text:s/></text:p>
          </table:table-cell>
          <table:table-cell table:style-name="ce42" office:value-type="float" office:value="508.5" calcext:value-type="float">
            <text:p><text:s/>509 <text:s/></text:p>
          </table:table-cell>
          <table:table-cell table:style-name="ce42" office:value-type="float" office:value="76993.3427848347" calcext:value-type="float">
            <text:p><text:s/>76,993 <text:s/></text:p>
          </table:table-cell>
          <table:table-cell table:style-name="ce42" office:value-type="float" office:value="1434489.05721517" calcext:value-type="float">
            <text:p><text:s/>1,434,489 <text:s/></text:p>
          </table:table-cell>
          <table:table-cell table:style-name="ce42" office:value-type="float" office:value="485742.7" calcext:value-type="float">
            <text:p><text:s/>485,7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25340.14" calcext:value-type="float">
            <text:p><text:s/>4,425,340 <text:s/></text:p>
          </table:table-cell>
          <table:table-cell table:style-name="ce42" office:value-type="float" office:value="3556387.0528" calcext:value-type="float">
            <text:p><text:s/>3,556,387 <text:s/></text:p>
          </table:table-cell>
          <table:table-cell table:style-name="ce42" office:value-type="float" office:value="3115635.85199895" calcext:value-type="float">
            <text:p><text:s/>3,115,636 <text:s/></text:p>
          </table:table-cell>
          <table:table-cell table:style-name="ce42" office:value-type="float" office:value="508.5" calcext:value-type="float">
            <text:p><text:s/>509 <text:s/></text:p>
          </table:table-cell>
          <table:table-cell table:style-name="ce42" office:value-type="float" office:value="76993.3427848347" calcext:value-type="float">
            <text:p><text:s/>76,993 <text:s/></text:p>
          </table:table-cell>
          <table:table-cell table:style-name="ce42" office:value-type="float" office:value="1434489.05721517" calcext:value-type="float">
            <text:p><text:s/>1,434,489 <text:s/></text:p>
          </table:table-cell>
          <table:table-cell table:style-name="ce42" office:value-type="float" office:value="485742.7" calcext:value-type="float">
            <text:p><text:s/>485,74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60140.1472" calcext:value-type="float">
            <text:p><text:s/>1,360,140 <text:s/></text:p>
          </table:table-cell>
          <table:table-cell table:style-name="ce43" office:value-type="float" office:value="1182650.86800105" calcext:value-type="float">
            <text:p><text:s/>1,182,65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4.42" calcext:value-type="float">
            <text:p><text:s/>1,824 <text:s/></text:p>
          </table:table-cell>
          <table:table-cell table:style-name="ce42" office:value-type="float" office:value="1504.62" calcext:value-type="float">
            <text:p><text:s/>1,505 <text:s/></text:p>
          </table:table-cell>
          <table:table-cell table:style-name="ce42" office:value-type="float" office:value="0.75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6.4" calcext:value-type="float">
            <text:p><text:s/>806 <text:s/></text:p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4.22" calcext:value-type="float">
            <text:p><text:s/>1,754 <text:s/></text:p>
          </table:table-cell>
          <table:table-cell table:style-name="ce42" office:value-type="float" office:value="1447.68" calcext:value-type="float">
            <text:p><text:s/>1,448 <text:s/></text:p>
          </table:table-cell>
          <table:table-cell table:style-name="ce42" office:value-type="float" office:value="0.75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6.4" calcext:value-type="float">
            <text:p><text:s/>806 <text:s/></text:p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.2" calcext:value-type="float">
            <text:p><text:s/>70 <text:s/></text:p>
          </table:table-cell>
          <table:table-cell table:style-name="ce42" office:value-type="float" office:value="56.94" calcext:value-type="float">
            <text:p><text:s/>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396476.24" calcext:value-type="float">
            <text:p><text:s/>4,396,476 <text:s/></text:p>
          </table:table-cell>
          <table:table-cell table:style-name="ce44" office:value-type="float" office:value="6668769.12" calcext:value-type="float">
            <text:p><text:s/>6,668,769 <text:s/></text:p>
          </table:table-cell>
          <table:table-cell table:style-name="ce44" office:value-type="float" office:value="5505622.2" calcext:value-type="float">
            <text:p><text:s/>5,505,622 <text:s/></text:p>
          </table:table-cell>
          <table:table-cell table:style-name="ce44" office:value-type="float" office:value="436.5" calcext:value-type="float">
            <text:p><text:s/>437 <text:s/></text:p>
          </table:table-cell>
          <table:table-cell table:style-name="ce44" office:value-type="float" office:value="95023.2" calcext:value-type="float">
            <text:p><text:s/>95,023 <text:s/></text:p>
          </table:table-cell>
          <table:table-cell table:style-name="ce44" office:value-type="float" office:value="357330.4" calcext:value-type="float">
            <text:p><text:s/>357,330 <text:s/></text:p>
          </table:table-cell>
          <table:table-cell table:style-name="ce44" office:value-type="float" office:value="27449.9" calcext:value-type="float">
            <text:p><text:s/>27,45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1152.8" calcext:value-type="float">
            <text:p><text:s/>41,153 <text:s/></text:p>
          </table:table-cell>
          <table:table-cell table:style-name="ce44" office:value-type="float" office:value="6668769.12" calcext:value-type="float">
            <text:p><text:s/>6,668,769 <text:s/></text:p>
          </table:table-cell>
          <table:table-cell table:style-name="ce44" office:value-type="float" office:value="5505622.2" calcext:value-type="float">
            <text:p><text:s/>5,505,622 <text:s/></text:p>
          </table:table-cell>
          <table:table-cell table:style-name="ce44" office:value-type="float" office:value="436.5" calcext:value-type="float">
            <text:p><text:s/>437 <text:s/></text:p>
          </table:table-cell>
          <table:table-cell table:style-name="ce44" office:value-type="float" office:value="95023.2" calcext:value-type="float">
            <text:p><text:s/>95,023 <text:s/></text:p>
          </table:table-cell>
          <table:table-cell table:style-name="ce44" office:value-type="float" office:value="357330.4" calcext:value-type="float">
            <text:p><text:s/>357,330 <text:s/></text:p>
          </table:table-cell>
          <table:table-cell table:style-name="ce44" office:value-type="float" office:value="27449.9" calcext:value-type="float">
            <text:p><text:s/>27,4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152.8" calcext:value-type="float">
            <text:p><text:s/>41,153 <text:s/></text:p>
          </table:table-cell>
          <table:table-cell table:style-name="ce42" office:value-type="float" office:value="4935.06" calcext:value-type="float">
            <text:p><text:s/>4,935 <text:s/></text:p>
          </table:table-cell>
          <table:table-cell table:style-name="ce42" office:value-type="float" office:value="4719" calcext:value-type="float">
            <text:p><text:s/>4,7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68.8" calcext:value-type="float">
            <text:p><text:s/>8,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.9" calcext:value-type="float">
            <text:p><text:s/>43 <text:s/></text:p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0.35" calcext:value-type="float">
            <text:p><text:s/>9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.72" calcext:value-type="float">
            <text:p><text:s/>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.84" calcext:value-type="float">
            <text:p><text:s/>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.34" calcext:value-type="float">
            <text:p><text:s/>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.4" calcext:value-type="float">
            <text:p><text:s/>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887.6" calcext:value-type="float">
            <text:p><text:s/>40,888 <text:s/></text:p>
          </table:table-cell>
          <table:table-cell table:style-name="ce42" office:value-type="float" office:value="39" calcext:value-type="float">
            <text:p><text:s/>39 <text:s/></text:p>
          </table:table-cell>
          <table:table-cell table:style-name="ce42" office:value-type="float" office:value="37.44" calcext:value-type="float">
            <text:p><text:s/>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7.7" calcext:value-type="float">
            <text:p><text:s/>8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887.6" calcext:value-type="float">
            <text:p><text:s/>40,888 <text:s/></text:p>
          </table:table-cell>
          <table:table-cell table:style-name="ce42" office:value-type="float" office:value="39" calcext:value-type="float">
            <text:p><text:s/>39 <text:s/></text:p>
          </table:table-cell>
          <table:table-cell table:style-name="ce42" office:value-type="float" office:value="37.44" calcext:value-type="float">
            <text:p><text:s/>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7.7" calcext:value-type="float">
            <text:p><text:s/>8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9" calcext:value-type="float">
            <text:p>( 39 <text:s/>)</text:p>
          </table:table-cell>
          <table:table-cell table:style-name="ce45" office:value-type="float" office:value="37.44" calcext:value-type="float">
            <text:p>( 37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17.7" calcext:value-type="float">
            <text:p>( 81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0887.6" calcext:value-type="float">
            <text:p>( 40,88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.24" calcext:value-type="float">
            <text:p><text:s/>6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.75" calcext:value-type="float">
            <text:p><text:s/>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.7" calcext:value-type="float">
            <text:p><text:s/>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8.05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.2" calcext:value-type="float">
            <text:p><text:s/>265 <text:s/></text:p>
          </table:table-cell>
          <table:table-cell table:style-name="ce42" office:value-type="float" office:value="105.3" calcext:value-type="float">
            <text:p><text:s/>105 <text:s/></text:p>
          </table:table-cell>
          <table:table-cell table:style-name="ce42" office:value-type="float" office:value="81.9" calcext:value-type="float">
            <text:p><text:s/>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44.55" calcext:value-type="float">
            <text:p><text:s/>5,5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.3" calcext:value-type="float">
            <text:p><text:s/>105 <text:s/></text:p>
          </table:table-cell>
          <table:table-cell table:style-name="ce42" office:value-type="float" office:value="81.9" calcext:value-type="float">
            <text:p><text:s/>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71.2" calcext:value-type="float">
            <text:p><text:s/>3,9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.2" calcext:value-type="float">
            <text:p><text:s/>2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73.35" calcext:value-type="float">
            <text:p><text:s/>1,5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65.2" calcext:value-type="float">
            <text:p>( 26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9" calcext:value-type="float">
            <text:p><text:s/>4 <text:s/></text:p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.1" calcext:value-type="float">
            <text:p><text:s/>2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46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.44" calcext:value-type="float">
            <text:p><text:s/>37 <text:s/></text:p>
          </table:table-cell>
          <table:table-cell table:style-name="ce42" office:value-type="float" office:value="10.14" calcext:value-type="float">
            <text:p><text:s/>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.85" calcext:value-type="float">
            <text:p><text:s/>1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89.68" calcext:value-type="float">
            <text:p><text:s/>4,490 <text:s/></text:p>
          </table:table-cell>
          <table:table-cell table:style-name="ce42" office:value-type="float" office:value="4460.04" calcext:value-type="float">
            <text:p><text:s/>4,4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9.55" calcext:value-type="float">
            <text:p><text:s/>7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5.8" calcext:value-type="float">
            <text:p><text:s/>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45874.56" calcext:value-type="float">
            <text:p><text:s/>6,645,875 <text:s/></text:p>
          </table:table-cell>
          <table:table-cell table:style-name="ce42" office:value-type="float" office:value="5489661.06" calcext:value-type="float">
            <text:p><text:s/>5,489,661 <text:s/></text:p>
          </table:table-cell>
          <table:table-cell table:style-name="ce42" office:value-type="float" office:value="436.5" calcext:value-type="float">
            <text:p><text:s/>437 <text:s/></text:p>
          </table:table-cell>
          <table:table-cell table:style-name="ce42" office:value-type="float" office:value="9836" calcext:value-type="float">
            <text:p><text:s/>9,836 <text:s/></text:p>
          </table:table-cell>
          <table:table-cell table:style-name="ce42" office:value-type="float" office:value="349002.4" calcext:value-type="float">
            <text:p><text:s/>349,0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6.5" calcext:value-type="float">
            <text:p><text:s/>437 <text:s/></text:p>
          </table:table-cell>
          <table:table-cell table:style-name="ce42" office:value-type="float" office:value="9836" calcext:value-type="float">
            <text:p><text:s/>9,836 <text:s/></text:p>
          </table:table-cell>
          <table:table-cell table:style-name="ce42" office:value-type="float" office:value="349002.4" calcext:value-type="float">
            <text:p><text:s/>349,0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45874.56" calcext:value-type="float">
            <text:p><text:s/>6,645,875 <text:s/></text:p>
          </table:table-cell>
          <table:table-cell table:style-name="ce42" office:value-type="float" office:value="5489661.06" calcext:value-type="float">
            <text:p><text:s/>5,489,6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04" calcext:value-type="float">
            <text:p><text:s/>14 <text:s/></text:p>
          </table:table-cell>
          <table:table-cell table:style-name="ce42" office:value-type="float" office:value="5.46" calcext:value-type="float">
            <text:p><text:s/>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.15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04" calcext:value-type="float">
            <text:p><text:s/>14 <text:s/></text:p>
          </table:table-cell>
          <table:table-cell table:style-name="ce42" office:value-type="float" office:value="5.46" calcext:value-type="float">
            <text:p><text:s/>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.15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945.46" calcext:value-type="float">
            <text:p><text:s/>17,945 <text:s/></text:p>
          </table:table-cell>
          <table:table-cell table:style-name="ce42" office:value-type="float" office:value="11236.68" calcext:value-type="float">
            <text:p><text:s/>11,2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187.2" calcext:value-type="float">
            <text:p><text:s/>85,187 <text:s/></text:p>
          </table:table-cell>
          <table:table-cell table:style-name="ce42" office:value-type="float" office:value="8328" calcext:value-type="float">
            <text:p><text:s/>8,328 <text:s/></text:p>
          </table:table-cell>
          <table:table-cell table:style-name="ce42" office:value-type="float" office:value="19164.95" calcext:value-type="float">
            <text:p><text:s/>19,1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4612.1" calcext:value-type="float">
            <text:p><text:s/>4,6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71.4" calcext:value-type="float">
            <text:p><text:s/>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.28" calcext:value-type="float">
            <text:p><text:s/>20 <text:s/></text:p>
          </table:table-cell>
          <table:table-cell table:style-name="ce42" office:value-type="float" office:value="14.04" calcext:value-type="float">
            <text:p><text:s/>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462.64" calcext:value-type="float">
            <text:p><text:s/>17,463 <text:s/></text:p>
          </table:table-cell>
          <table:table-cell table:style-name="ce42" office:value-type="float" office:value="11012.04" calcext:value-type="float">
            <text:p><text:s/>11,0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187.2" calcext:value-type="float">
            <text:p><text:s/>85,187 <text:s/></text:p>
          </table:table-cell>
          <table:table-cell table:style-name="ce42" office:value-type="float" office:value="8328" calcext:value-type="float">
            <text:p><text:s/>8,328 <text:s/></text:p>
          </table:table-cell>
          <table:table-cell table:style-name="ce42" office:value-type="float" office:value="12210.25" calcext:value-type="float">
            <text:p><text:s/>12,21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2.54" calcext:value-type="float">
            <text:p><text:s/>463 <text:s/></text:p>
          </table:table-cell>
          <table:table-cell table:style-name="ce43" office:value-type="float" office:value="210.6" calcext:value-type="float">
            <text:p><text:s/>21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271.2" calcext:value-type="float">
            <text:p><text:s/>2,27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5323.44" calcext:value-type="float">
            <text:p><text:s/>4,355,3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5323.44" calcext:value-type="float">
            <text:p><text:s/>4,355,3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355323.44" calcext:value-type="float">
            <text:p>( 4,355,32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7854.52" calcext:value-type="float">
            <text:p><text:s/>3,147,8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1299.2" calcext:value-type="float">
            <text:p><text:s/>341,299 <text:s/></text:p>
          </table:table-cell>
          <table:table-cell table:style-name="ce42" office:value-type="float" office:value="105447" calcext:value-type="float">
            <text:p><text:s/>105,447 <text:s/></text:p>
          </table:table-cell>
          <table:table-cell table:style-name="ce42" office:value-type="float" office:value="237096.916366084" calcext:value-type="float">
            <text:p><text:s/>237,0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144.52" calcext:value-type="float">
            <text:p><text:s/>21,145 <text:s/></text:p>
          </table:table-cell>
          <table:table-cell table:style-name="ce42" office:value-type="float" office:value="265075.2" calcext:value-type="float">
            <text:p><text:s/>265,0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237485.92" calcext:value-type="float">
            <text:p><text:s/>1,237,486 <text:s/></text:p>
          </table:table-cell>
          <table:table-cell table:style-name="ce42" office:value-type="float" office:value="1331596.96" calcext:value-type="float">
            <text:p><text:s/>1,331,5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387.84" calcext:value-type="float">
            <text:p><text:s/>180,388 <text:s/></text:p>
          </table:table-cell>
          <table:table-cell table:style-name="ce42" office:value-type="float" office:value="73187" calcext:value-type="float">
            <text:p><text:s/>73,187 <text:s/></text:p>
          </table:table-cell>
          <table:table-cell table:style-name="ce42" office:value-type="float" office:value="38232.9940295984" calcext:value-type="float">
            <text:p><text:s/>38,2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960.1" calcext:value-type="float">
            <text:p><text:s/>94,960 <text:s/></text:p>
          </table:table-cell>
          <table:table-cell table:style-name="ce42" office:value-type="float" office:value="324952.2" calcext:value-type="float">
            <text:p><text:s/>324,9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15223.36" calcext:value-type="float">
            <text:p><text:s/>215,223 <text:s/></text:p>
          </table:table-cell>
          <table:table-cell table:style-name="ce42" office:value-type="float" office:value="2535347.96" calcext:value-type="float">
            <text:p><text:s/>2,535,3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1.2" calcext:value-type="float">
            <text:p><text:s/>1,8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64313.4448" calcext:value-type="float">
            <text:p><text:s/>64,313 <text:s/></text:p>
          </table:table-cell>
          <table:table-cell table:style-name="ce42" office:value-type="float" office:value="-424940.64" calcext:value-type="float">
            <text:p><text:s/>-424,9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938.56" calcext:value-type="float">
            <text:p><text:s/>44,939 <text:s/></text:p>
          </table:table-cell>
          <table:table-cell table:style-name="ce42" office:value-type="float" office:value="-8811" calcext:value-type="float">
            <text:p><text:s/>-8,811 <text:s/></text:p>
          </table:table-cell>
          <table:table-cell table:style-name="ce42" office:value-type="float" office:value="66234" calcext:value-type="float">
            <text:p><text:s/>66,2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2114.58" calcext:value-type="float">
            <text:p><text:s/>-22,115 <text:s/></text:p>
          </table:table-cell>
          <table:table-cell table:style-name="ce42" office:value-type="float" office:value="132496.294" calcext:value-type="float">
            <text:p><text:s/>132,49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517022.7248" calcext:value-type="float">
            <text:p><text:s/>-1,517,023 <text:s/></text:p>
          </table:table-cell>
          <table:table-cell table:style-name="ce43" office:value-type="float" office:value="-294149.76" calcext:value-type="float">
            <text:p><text:s/>-294,15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4081.6" calcext:value-type="float">
            <text:p><text:s/>114,082 <text:s/></text:p>
          </table:table-cell>
          <table:table-cell table:style-name="ce43" office:value-type="float" office:value="41071" calcext:value-type="float">
            <text:p><text:s/>41,071 <text:s/></text:p>
          </table:table-cell>
          <table:table-cell table:style-name="ce43" office:value-type="float" office:value="132629.922336485" calcext:value-type="float">
            <text:p><text:s/>132,63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51701" calcext:value-type="float">
            <text:p><text:s/>-51,701 <text:s/></text:p>
          </table:table-cell>
          <table:table-cell table:style-name="ce43" office:value-type="float" office:value="-192373.294" calcext:value-type="float">
            <text:p><text:s/>-192,37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150.16" calcext:value-type="float">
            <text:p><text:s/>1,150 <text:s/></text:p>
          </table:table-cell>
          <table:table-cell table:style-name="ce42" office:value-type="float" office:value="1071668.44" calcext:value-type="float">
            <text:p><text:s/>1,071,6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57.76" calcext:value-type="float">
            <text:p><text:s/>10,758 <text:s/></text:p>
          </table:table-cell>
          <table:table-cell table:style-name="ce42" office:value-type="float" office:value="2" calcext:value-type="float">
            <text:p><text:s/>2 <text:s/></text:p>
          </table:table-cell>
          <table:table-cell table:style-name="ce42" office:value-type="float" office:value="2319.02" calcext:value-type="float">
            <text:p><text:s/>2,3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1578.44" calcext:value-type="float">
            <text:p><text:s/>281,57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42104.748224384" calcext:value-type="float">
            <text:p><text:s/>142,105 <text:s/></text:p>
          </table:table-cell>
          <table:table-cell table:style-name="ce42" office:value-type="float" office:value="6005742.99257481" calcext:value-type="float">
            <text:p><text:s/>6,005,7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41797.04" calcext:value-type="float">
            <text:p><text:s/>141,797 <text:s/></text:p>
          </table:table-cell>
          <table:table-cell table:style-name="ce42" office:value-type="float" office:value="5429214.4" calcext:value-type="float">
            <text:p><text:s/>5,429,2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14.32" calcext:value-type="float">
            <text:p><text:s/>3,8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07.708224384" calcext:value-type="float">
            <text:p><text:s/>308 <text:s/></text:p>
          </table:table-cell>
          <table:table-cell table:style-name="ce43" office:value-type="float" office:value="572714.27257481" calcext:value-type="float">
            <text:p><text:s/>572,71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019828.32" calcext:value-type="float">
            <text:p><text:s/>6,019,828 <text:s/></text:p>
          </table:table-cell>
          <table:table-cell table:style-name="ce42" office:value-type="float" office:value="13856561.6" calcext:value-type="float">
            <text:p><text:s/>13,856,5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936.32" calcext:value-type="float">
            <text:p><text:s/>280,936 <text:s/></text:p>
          </table:table-cell>
          <table:table-cell table:style-name="ce42" office:value-type="float" office:value="724958" calcext:value-type="float">
            <text:p><text:s/>724,958 <text:s/></text:p>
          </table:table-cell>
          <table:table-cell table:style-name="ce42" office:value-type="float" office:value="172739.6" calcext:value-type="float">
            <text:p><text:s/>172,7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207.52" calcext:value-type="float">
            <text:p><text:s/>117,208 <text:s/></text:p>
          </table:table-cell>
          <table:table-cell table:style-name="ce42" office:value-type="float" office:value="1133451.931" calcext:value-type="float">
            <text:p><text:s/>1,133,4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009021.2816" calcext:value-type="float">
            <text:p><text:s/>6,009,021 <text:s/></text:p>
          </table:table-cell>
          <table:table-cell table:style-name="ce42" office:value-type="float" office:value="13856561.6" calcext:value-type="float">
            <text:p><text:s/>13,856,5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936.32" calcext:value-type="float">
            <text:p><text:s/>280,936 <text:s/></text:p>
          </table:table-cell>
          <table:table-cell table:style-name="ce42" office:value-type="float" office:value="724958" calcext:value-type="float">
            <text:p><text:s/>724,958 <text:s/></text:p>
          </table:table-cell>
          <table:table-cell table:style-name="ce42" office:value-type="float" office:value="172739.6" calcext:value-type="float">
            <text:p><text:s/>172,7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207.52" calcext:value-type="float">
            <text:p><text:s/>117,208 <text:s/></text:p>
          </table:table-cell>
          <table:table-cell table:style-name="ce42" office:value-type="float" office:value="1119688.6142" calcext:value-type="float">
            <text:p><text:s/>1,119,68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0807.0384" calcext:value-type="float">
            <text:p><text:s/>10,80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3763.3168" calcext:value-type="float">
            <text:p><text:s/>13,7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4177.44" calcext:value-type="float">
            <text:p><text:s/>34,177 <text:s/></text:p>
          </table:table-cell>
          <table:table-cell table:style-name="ce42" office:value-type="float" office:value="502301.436475612" calcext:value-type="float">
            <text:p><text:s/>502,3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.52" calcext:value-type="float">
            <text:p><text:s/>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69.68" calcext:value-type="float">
            <text:p><text:s/>670 <text:s/></text:p>
          </table:table-cell>
          <table:table-cell table:style-name="ce42" office:value-type="float" office:value="6666.32" calcext:value-type="float">
            <text:p><text:s/>6,6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1.6" calcext:value-type="float">
            <text:p><text:s/>2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3502.48" calcext:value-type="float">
            <text:p><text:s/>33,502 <text:s/></text:p>
          </table:table-cell>
          <table:table-cell table:style-name="ce42" office:value-type="float" office:value="495371.996475612" calcext:value-type="float">
            <text:p><text:s/>495,3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5.28" calcext:value-type="float">
            <text:p><text:s/>5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325373.24697562" calcext:value-type="float">
            <text:p><text:s/>4,325,373 <text:s/></text:p>
          </table:table-cell>
          <table:table-cell table:style-name="ce44" office:value-type="float" office:value="5982698.97094958" calcext:value-type="float">
            <text:p><text:s/>5,982,69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84260.16" calcext:value-type="float">
            <text:p><text:s/>384,260 <text:s/></text:p>
          </table:table-cell>
          <table:table-cell table:style-name="ce44" office:value-type="float" office:value="766027" calcext:value-type="float">
            <text:p><text:s/>766,027 <text:s/></text:p>
          </table:table-cell>
          <table:table-cell table:style-name="ce44" office:value-type="float" office:value="303050.502336485" calcext:value-type="float">
            <text:p><text:s/>303,05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5506.52" calcext:value-type="float">
            <text:p><text:s/>65,507 <text:s/></text:p>
          </table:table-cell>
          <table:table-cell table:style-name="ce44" office:value-type="float" office:value="659500.197" calcext:value-type="float">
            <text:p><text:s/>659,50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325373.24697562" calcext:value-type="float">
            <text:p><text:s/>4,325,373 <text:s/></text:p>
          </table:table-cell>
          <table:table-cell table:style-name="ce44" office:value-type="float" office:value="5982698.97094958" calcext:value-type="float">
            <text:p><text:s/>5,982,699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2021.92" calcext:value-type="float">
            <text:p><text:s/>22,022 <text:s/></text:p>
          </table:table-cell>
          <table:table-cell table:style-name="ce44" office:value-type="float" office:value="10507.374" calcext:value-type="float">
            <text:p><text:s/>10,5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25985.646975616" calcext:value-type="float">
            <text:p><text:s/>225,986 <text:s/></text:p>
          </table:table-cell>
          <table:table-cell table:style-name="ce42" office:value-type="float" office:value="5474413.69094958" calcext:value-type="float">
            <text:p><text:s/>5,474,4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021.92" calcext:value-type="float">
            <text:p><text:s/>22,022 <text:s/></text:p>
          </table:table-cell>
          <table:table-cell table:style-name="ce42" office:value-type="float" office:value="10507.374" calcext:value-type="float">
            <text:p><text:s/>10,5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6729.68" calcext:value-type="float">
            <text:p><text:s/>16,730 <text:s/></text:p>
          </table:table-cell>
          <table:table-cell table:style-name="ce42" office:value-type="float" office:value="18961.2" calcext:value-type="float">
            <text:p><text:s/>18,9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2717.76" calcext:value-type="float">
            <text:p><text:s/>12,718 <text:s/></text:p>
          </table:table-cell>
          <table:table-cell table:style-name="ce42" office:value-type="float" office:value="392823.684754905" calcext:value-type="float">
            <text:p><text:s/>392,8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297.0371960944" calcext:value-type="float">
            <text:p><text:s/>3,297 <text:s/></text:p>
          </table:table-cell>
          <table:table-cell table:style-name="ce42" office:value-type="float" office:value="1200159.41320124" calcext:value-type="float">
            <text:p><text:s/>1,200,1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66.32" calcext:value-type="float">
            <text:p><text:s/>166 <text:s/></text:p>
          </table:table-cell>
          <table:table-cell table:style-name="ce42" office:value-type="float" office:value="47768.24" calcext:value-type="float">
            <text:p><text:s/>47,7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21.2" calcext:value-type="float">
            <text:p><text:s/>321 <text:s/></text:p>
          </table:table-cell>
          <table:table-cell table:style-name="ce42" office:value-type="float" office:value="7954.32" calcext:value-type="float">
            <text:p><text:s/>7,9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360.5248261528" calcext:value-type="float">
            <text:p><text:s/>1,361 <text:s/></text:p>
          </table:table-cell>
          <table:table-cell table:style-name="ce42" office:value-type="float" office:value="441053.436303872" calcext:value-type="float">
            <text:p><text:s/>441,0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545.6" calcext:value-type="float">
            <text:p><text:s/>546 <text:s/></text:p>
          </table:table-cell>
          <table:table-cell table:style-name="ce42" office:value-type="float" office:value="2757.24" calcext:value-type="float">
            <text:p><text:s/>2,7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6426.1151943136" calcext:value-type="float">
            <text:p><text:s/>66,426 <text:s/></text:p>
          </table:table-cell>
          <table:table-cell table:style-name="ce42" office:value-type="float" office:value="1436062.87207756" calcext:value-type="float">
            <text:p><text:s/>1,436,0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6401.321425076" calcext:value-type="float">
            <text:p><text:s/>66,401 <text:s/></text:p>
          </table:table-cell>
          <table:table-cell table:style-name="ce42" office:value-type="float" office:value="1350441.29178538" calcext:value-type="float">
            <text:p><text:s/>1,350,4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0417.326225076" calcext:value-type="float">
            <text:p>( 20,417 <text:s/>)</text:p>
          </table:table-cell>
          <table:table-cell table:style-name="ce45" office:value-type="float" office:value="1168260.89033173" calcext:value-type="float">
            <text:p>( 1,168,26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5983.9952" calcext:value-type="float">
            <text:p>( 45,984 <text:s/>)</text:p>
          </table:table-cell>
          <table:table-cell table:style-name="ce45" office:value-type="float" office:value="182180.401453652" calcext:value-type="float">
            <text:p>( 182,18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901.14990191" calcext:value-type="float">
            <text:p><text:s/>41,9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4.7937692376" calcext:value-type="float">
            <text:p><text:s/>25 <text:s/></text:p>
          </table:table-cell>
          <table:table-cell table:style-name="ce42" office:value-type="float" office:value="43720.4303902648" calcext:value-type="float">
            <text:p><text:s/>43,7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064.96" calcext:value-type="float">
            <text:p><text:s/>6,065 <text:s/></text:p>
          </table:table-cell>
          <table:table-cell table:style-name="ce42" office:value-type="float" office:value="161158.24" calcext:value-type="float">
            <text:p><text:s/>161,1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80.72" calcext:value-type="float">
            <text:p><text:s/>281 <text:s/></text:p>
          </table:table-cell>
          <table:table-cell table:style-name="ce42" office:value-type="float" office:value="36889.24" calcext:value-type="float">
            <text:p><text:s/>36,8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624.48" calcext:value-type="float">
            <text:p><text:s/>1,624 <text:s/></text:p>
          </table:table-cell>
          <table:table-cell table:style-name="ce46" office:value-type="float" office:value="256717.72" calcext:value-type="float">
            <text:p><text:s/>256,71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4476.64" calcext:value-type="float">
            <text:p><text:s/>34,477 <text:s/></text:p>
          </table:table-cell>
          <table:table-cell table:style-name="ce42" office:value-type="float" office:value="456081.72" calcext:value-type="float">
            <text:p><text:s/>456,0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021.92" calcext:value-type="float">
            <text:p><text:s/>22,0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8930" calcext:value-type="float">
            <text:p><text:s/>28,930 <text:s/></text:p>
          </table:table-cell>
          <table:table-cell table:style-name="ce42" office:value-type="float" office:value="98476.8" calcext:value-type="float">
            <text:p><text:s/>98,4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318.36" calcext:value-type="float">
            <text:p><text:s/>21,3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5546.64" calcext:value-type="float">
            <text:p><text:s/>5,547 <text:s/></text:p>
          </table:table-cell>
          <table:table-cell table:style-name="ce42" office:value-type="float" office:value="357604.92" calcext:value-type="float">
            <text:p><text:s/>357,6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3.56" calcext:value-type="float">
            <text:p><text:s/>7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849.2" calcext:value-type="float">
            <text:p><text:s/>11,849 <text:s/></text:p>
          </table:table-cell>
          <table:table-cell table:style-name="ce42" office:value-type="float" office:value="685260.4636" calcext:value-type="float">
            <text:p><text:s/>685,2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507.374" calcext:value-type="float">
            <text:p><text:s/>10,50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670.64" calcext:value-type="float">
            <text:p><text:s/>8,671 <text:s/></text:p>
          </table:table-cell>
          <table:table-cell table:style-name="ce42" office:value-type="float" office:value="584589.4636" calcext:value-type="float">
            <text:p><text:s/>584,5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507.374" calcext:value-type="float">
            <text:p><text:s/>10,50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178.56" calcext:value-type="float">
            <text:p><text:s/>3,179 <text:s/></text:p>
          </table:table-cell>
          <table:table-cell table:style-name="ce42" office:value-type="float" office:value="100671" calcext:value-type="float">
            <text:p><text:s/>100,6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217.28" calcext:value-type="float">
            <text:p><text:s/>3,217 <text:s/></text:p>
          </table:table-cell>
          <table:table-cell table:style-name="ce42" office:value-type="float" office:value="79329.76" calcext:value-type="float">
            <text:p><text:s/>79,3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248.72" calcext:value-type="float">
            <text:p><text:s/>1,249 <text:s/></text:p>
          </table:table-cell>
          <table:table-cell table:style-name="ce46" office:value-type="float" office:value="15999.72" calcext:value-type="float">
            <text:p><text:s/>16,00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8331.6337590288" calcext:value-type="float">
            <text:p><text:s/>8,332 <text:s/></text:p>
          </table:table-cell>
          <table:table-cell table:style-name="ce42" office:value-type="float" office:value="73731.7010119972" calcext:value-type="float">
            <text:p><text:s/>73,7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1322.96" calcext:value-type="float">
            <text:p><text:s/>11,323 <text:s/></text:p>
          </table:table-cell>
          <table:table-cell table:style-name="ce42" office:value-type="float" office:value="25522.64" calcext:value-type="float">
            <text:p><text:s/>25,5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214.08" calcext:value-type="float">
            <text:p><text:s/>2,214 <text:s/></text:p>
          </table:table-cell>
          <table:table-cell table:style-name="ce42" office:value-type="float" office:value="19251.92" calcext:value-type="float">
            <text:p><text:s/>19,2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7.1360000264" calcext:value-type="float">
            <text:p><text:s/>37 <text:s/></text:p>
          </table:table-cell>
          <table:table-cell table:style-name="ce42" office:value-type="float" office:value="15.64" calcext:value-type="float">
            <text:p><text:s/>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3753.6" calcext:value-type="float">
            <text:p><text:s/>43,754 <text:s/></text:p>
          </table:table-cell>
          <table:table-cell table:style-name="ce42" office:value-type="float" office:value="116914.52" calcext:value-type="float">
            <text:p><text:s/>116,9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075969.6" calcext:value-type="float">
            <text:p><text:s/>3,075,970 <text:s/></text:p>
          </table:table-cell>
          <table:table-cell table:style-name="ce42" office:value-type="float" office:value="181527.96" calcext:value-type="float">
            <text:p><text:s/>181,5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888158.24" calcext:value-type="float">
            <text:p><text:s/>2,888,15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1579.12" calcext:value-type="float">
            <text:p><text:s/>41,57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46232.24" calcext:value-type="float">
            <text:p><text:s/>146,232 <text:s/></text:p>
          </table:table-cell>
          <table:table-cell table:style-name="ce42" office:value-type="float" office:value="181527.96" calcext:value-type="float">
            <text:p><text:s/>181,5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04608.08" calcext:value-type="float">
            <text:p><text:s/>704,608 <text:s/></text:p>
          </table:table-cell>
          <table:table-cell table:style-name="ce42" office:value-type="float" office:value="89264.84" calcext:value-type="float">
            <text:p><text:s/>89,2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257.52" calcext:value-type="float">
            <text:p><text:s/>1,258 <text:s/></text:p>
          </table:table-cell>
          <table:table-cell table:style-name="ce42" office:value-type="float" office:value="631.12" calcext:value-type="float">
            <text:p><text:s/>6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03350.56" calcext:value-type="float">
            <text:p><text:s/>703,351 <text:s/></text:p>
          </table:table-cell>
          <table:table-cell table:style-name="ce43" office:value-type="float" office:value="88633.72" calcext:value-type="float">
            <text:p><text:s/>88,63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18809.92" calcext:value-type="float">
            <text:p><text:s/>318,810 <text:s/></text:p>
          </table:table-cell>
          <table:table-cell table:style-name="ce42" office:value-type="float" office:value="237492.48" calcext:value-type="float">
            <text:p><text:s/>237,4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5884.72" calcext:value-type="float">
            <text:p><text:s/>65,885 <text:s/></text:p>
          </table:table-cell>
          <table:table-cell table:style-name="ce42" office:value-type="float" office:value="111525.16" calcext:value-type="float">
            <text:p><text:s/>111,5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039.84" calcext:value-type="float">
            <text:p><text:s/>2,040 <text:s/></text:p>
          </table:table-cell>
          <table:table-cell table:style-name="ce42" office:value-type="float" office:value="1216.24" calcext:value-type="float">
            <text:p><text:s/>1,2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5793.92" calcext:value-type="float">
            <text:p><text:s/>5,79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660.88" calcext:value-type="float">
            <text:p><text:s/>66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914.32" calcext:value-type="float">
            <text:p><text:s/>914 <text:s/></text:p>
          </table:table-cell>
          <table:table-cell table:style-name="ce42" office:value-type="float" office:value="669.76" calcext:value-type="float">
            <text:p><text:s/>6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58333.12" calcext:value-type="float">
            <text:p><text:s/>158,333 <text:s/></text:p>
          </table:table-cell>
          <table:table-cell table:style-name="ce42" office:value-type="float" office:value="98901.84" calcext:value-type="float">
            <text:p><text:s/>98,9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5183.12" calcext:value-type="float">
            <text:p><text:s/>85,183 <text:s/></text:p>
          </table:table-cell>
          <table:table-cell table:style-name="ce43" office:value-type="float" office:value="25179.48" calcext:value-type="float">
            <text:p><text:s/>25,17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260.16" calcext:value-type="float">
            <text:p><text:s/>384,260 <text:s/></text:p>
          </table:table-cell>
          <table:table-cell table:style-name="ce42" office:value-type="float" office:value="766027" calcext:value-type="float">
            <text:p><text:s/>766,027 <text:s/></text:p>
          </table:table-cell>
          <table:table-cell table:style-name="ce42" office:value-type="float" office:value="303050.502336485" calcext:value-type="float">
            <text:p><text:s/>303,0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484.6" calcext:value-type="float">
            <text:p><text:s/>43,485 <text:s/></text:p>
          </table:table-cell>
          <table:table-cell table:style-name="ce42" office:value-type="float" office:value="648992.823" calcext:value-type="float">
            <text:p><text:s/>648,99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260.16" calcext:value-type="float">
            <text:p><text:s/>384,260 <text:s/></text:p>
          </table:table-cell>
          <table:table-cell table:style-name="ce42" office:value-type="float" office:value="766027" calcext:value-type="float">
            <text:p><text:s/>766,027 <text:s/></text:p>
          </table:table-cell>
          <table:table-cell table:style-name="ce42" office:value-type="float" office:value="303050.502336485" calcext:value-type="float">
            <text:p><text:s/>303,0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484.6" calcext:value-type="float">
            <text:p><text:s/>43,485 <text:s/></text:p>
          </table:table-cell>
          <table:table-cell table:style-name="ce42" office:value-type="float" office:value="648992.823" calcext:value-type="float">
            <text:p><text:s/>648,99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33685.104447797" calcext:value-type="float">
            <text:p><text:s/>633,685 <text:s/></text:p>
          </table:table-cell>
          <table:table-cell table:style-name="ce42" office:value-type="float" office:value="28501982.2644282" calcext:value-type="float">
            <text:p><text:s/>28,501,9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32443.877569797" calcext:value-type="float">
            <text:p><text:s/>632,444 <text:s/></text:p>
          </table:table-cell>
          <table:table-cell table:style-name="ce42" office:value-type="float" office:value="24859689.3114302" calcext:value-type="float">
            <text:p><text:s/>24,859,6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23.411549" calcext:value-type="float">
            <text:p><text:s/>11,1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241.226878" calcext:value-type="float">
            <text:p><text:s/>1,241 <text:s/></text:p>
          </table:table-cell>
          <table:table-cell table:style-name="ce42" office:value-type="float" office:value="3631169.541449" calcext:value-type="float">
            <text:p><text:s/>3,631,1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687782.4" calcext:value-type="float">
            <text:p><text:s/>687,78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18833.4388602" calcext:value-type="float">
            <text:p><text:s/>418,833 <text:s/></text:p>
          </table:table-cell>
          <table:table-cell table:number-columns-repeated="2" table:style-name="ce41" office:value-type="float" office:value="174329.2086" calcext:value-type="float">
            <text:p><text:s/>174,329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244504.2302602" calcext:value-type="float">
            <text:p><text:s/>244,50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785547.6" calcext:value-type="float">
            <text:p><text:s/>3,785,5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85547.6" calcext:value-type="float">
            <text:p><text:s/>3,785,5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85578.5" calcext:value-type="float">
            <text:p><text:s/>285,579 <text:s/></text:p>
          </table:table-cell>
          <table:table-cell table:style-name="ce42" office:value-type="float" office:value="124924" calcext:value-type="float">
            <text:p><text:s/>124,924 <text:s/></text:p>
          </table:table-cell>
          <table:table-cell table:style-name="ce42" office:value-type="float" office:value="160654.5" calcext:value-type="float">
            <text:p><text:s/>160,6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187751.5" calcext:value-type="float">
            <text:p><text:s/>4,187,752 <text:s/></text:p>
          </table:table-cell>
          <table:table-cell table:style-name="ce43" office:value-type="float" office:value="562858.4" calcext:value-type="float">
            <text:p><text:s/>562,858 <text:s/></text:p>
          </table:table-cell>
          <table:table-cell table:style-name="ce43" office:value-type="float" office:value="3624893.1" calcext:value-type="float">
            <text:p><text:s/>3,624,893 <text:s/></text:p>
          </table:table-cell>
          <table:table-cell table:style-name="ce43" office:value-type="float" office:value="418833.4388602" calcext:value-type="float">
            <text:p><text:s/>418,833 <text:s/></text:p>
          </table:table-cell>
          <table:table-cell table:number-columns-repeated="2" table:style-name="ce43" office:value-type="float" office:value="174329.2086" calcext:value-type="float">
            <text:p><text:s/>174,32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4504.2302602" calcext:value-type="float">
            <text:p><text:s/>244,5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638801.7" calcext:value-type="float">
            <text:p><text:s/>3,638,8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38801.7" calcext:value-type="float">
            <text:p><text:s/>3,638,8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3" table:style-name="ce43" office:value-type="float" office:value="0.000000000005" calcext:value-type="float">
            <text:p><text:s/>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912316.48397224" calcext:value-type="float">
            <text:p><text:s/>1,912,316 <text:s/></text:p>
          </table:table-cell>
          <table:table-cell table:style-name="ce42" office:value-type="float" office:value="2328.35308" calcext:value-type="float">
            <text:p><text:s/>2,328 <text:s/></text:p>
          </table:table-cell>
          <table:table-cell table:style-name="ce42" office:value-type="float" office:value="1909988.13089224" calcext:value-type="float">
            <text:p><text:s/>1,909,988 <text:s/></text:p>
          </table:table-cell>
          <table:table-cell table:style-name="ce42" office:value-type="float" office:value="254313.617551131" calcext:value-type="float">
            <text:p><text:s/>254,314 <text:s/></text:p>
          </table:table-cell>
          <table:table-cell table:number-columns-repeated="2" table:style-name="ce42" office:value-type="float" office:value="58710.2771221999" calcext:value-type="float">
            <text:p><text:s/>58,7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603.340428931" calcext:value-type="float">
            <text:p><text:s/>195,6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864150.2" calcext:value-type="float">
            <text:p><text:s/>1,864,1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4150.2" calcext:value-type="float">
            <text:p><text:s/>1,864,1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8166.283972239" calcext:value-type="float">
            <text:p><text:s/>48,166 <text:s/></text:p>
          </table:table-cell>
          <table:table-cell table:style-name="ce43" office:value-type="float" office:value="2328.35308" calcext:value-type="float">
            <text:p><text:s/>2,328 <text:s/></text:p>
          </table:table-cell>
          <table:table-cell table:style-name="ce43" office:value-type="float" office:value="45837.930892239" calcext:value-type="float">
            <text:p><text:s/>45,838 <text:s/></text:p>
          </table:table-cell>
          <table:table-cell table:style-name="ce43" office:value-type="float" office:value="254313.617551131" calcext:value-type="float">
            <text:p><text:s/>254,314 <text:s/></text:p>
          </table:table-cell>
          <table:table-cell table:number-columns-repeated="2" table:style-name="ce43" office:value-type="float" office:value="58710.2771221999" calcext:value-type="float">
            <text:p><text:s/>58,71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95603.340428931" calcext:value-type="float">
            <text:p><text:s/>195,6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604670.1" calcext:value-type="float">
            <text:p><text:s/>3,604,670 <text:s/></text:p>
          </table:table-cell>
          <table:table-cell table:style-name="ce42" office:value-type="float" office:value="763596" calcext:value-type="float">
            <text:p><text:s/>763,596 <text:s/></text:p>
          </table:table-cell>
          <table:table-cell table:style-name="ce42" office:value-type="float" office:value="2841074.1" calcext:value-type="float">
            <text:p><text:s/>2,841,0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3604670.1" calcext:value-type="float">
            <text:p><text:s/>3,604,670 <text:s/></text:p>
          </table:table-cell>
          <table:table-cell table:style-name="ce43" office:value-type="float" office:value="763596" calcext:value-type="float">
            <text:p><text:s/>763,596 <text:s/></text:p>
          </table:table-cell>
          <table:table-cell table:style-name="ce43" office:value-type="float" office:value="2841074.1" calcext:value-type="float">
            <text:p><text:s/>2,841,07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38951.057806881" calcext:value-type="float">
            <text:p><text:s/>638,951 <text:s/></text:p>
          </table:table-cell>
          <table:table-cell table:style-name="ce42" office:value-type="float" office:value="14023.2" calcext:value-type="float">
            <text:p><text:s/>14,023 <text:s/></text:p>
          </table:table-cell>
          <table:table-cell table:style-name="ce42" office:value-type="float" office:value="624927.857806881" calcext:value-type="float">
            <text:p><text:s/>624,9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638951.057806881" calcext:value-type="float">
            <text:p><text:s/>638,951 <text:s/></text:p>
          </table:table-cell>
          <table:table-cell table:style-name="ce42" office:value-type="float" office:value="14023.2" calcext:value-type="float">
            <text:p><text:s/>14,023 <text:s/></text:p>
          </table:table-cell>
          <table:table-cell table:style-name="ce42" office:value-type="float" office:value="624927.857806881" calcext:value-type="float">
            <text:p><text:s/>624,9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602352.35822088" calcext:value-type="float">
            <text:p><text:s/>1,602,352 <text:s/></text:p>
          </table:table-cell>
          <table:table-cell table:style-name="ce44" office:value-type="float" office:value="1310102.84692" calcext:value-type="float">
            <text:p><text:s/>1,310,103 <text:s/></text:p>
          </table:table-cell>
          <table:table-cell table:style-name="ce44" office:value-type="float" office:value="292249.51130088" calcext:value-type="float">
            <text:p><text:s/>292,250 <text:s/></text:p>
          </table:table-cell>
          <table:table-cell table:style-name="ce44" office:value-type="float" office:value="164519.821309069" calcext:value-type="float">
            <text:p><text:s/>164,520 <text:s/></text:p>
          </table:table-cell>
          <table:table-cell table:number-columns-repeated="2" table:style-name="ce44" office:value-type="float" office:value="115618.9314778" calcext:value-type="float">
            <text:p><text:s/>115,61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8900.8898312688" calcext:value-type="float">
            <text:p><text:s/>48,90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301598.75822088" calcext:value-type="float">
            <text:p><text:s/>1,301,599 <text:s/></text:p>
          </table:table-cell>
          <table:table-cell table:style-name="ce44" office:value-type="float" office:value="1009349.24692" calcext:value-type="float">
            <text:p><text:s/>1,009,349 <text:s/></text:p>
          </table:table-cell>
          <table:table-cell table:style-name="ce44" office:value-type="float" office:value="292249.51130088" calcext:value-type="float">
            <text:p><text:s/>292,250 <text:s/></text:p>
          </table:table-cell>
          <table:table-cell table:style-name="ce44" office:value-type="float" office:value="164519.821309069" calcext:value-type="float">
            <text:p><text:s/>164,520 <text:s/></text:p>
          </table:table-cell>
          <table:table-cell table:number-columns-repeated="2" table:style-name="ce44" office:value-type="float" office:value="115618.9314778" calcext:value-type="float">
            <text:p><text:s/>115,61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8900.8898312688" calcext:value-type="float">
            <text:p><text:s/>48,9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67420.19102088" calcext:value-type="float">
            <text:p><text:s/>567,420 <text:s/></text:p>
          </table:table-cell>
          <table:table-cell table:style-name="ce42" office:value-type="float" office:value="331472.87972" calcext:value-type="float">
            <text:p><text:s/>331,473 <text:s/></text:p>
          </table:table-cell>
          <table:table-cell table:style-name="ce42" office:value-type="float" office:value="235947.31130088" calcext:value-type="float">
            <text:p><text:s/>235,947 <text:s/></text:p>
          </table:table-cell>
          <table:table-cell table:style-name="ce42" office:value-type="float" office:value="164519.821309069" calcext:value-type="float">
            <text:p><text:s/>164,520 <text:s/></text:p>
          </table:table-cell>
          <table:table-cell table:number-columns-repeated="2" table:style-name="ce42" office:value-type="float" office:value="115618.9314778" calcext:value-type="float">
            <text:p><text:s/>115,6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900.8898312688" calcext:value-type="float">
            <text:p><text:s/>48,9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3637.67972" calcext:value-type="float">
            <text:p><text:s/>13,6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0840.3" calcext:value-type="float">
            <text:p><text:s/>20,840 <text:s/></text:p>
          </table:table-cell>
          <table:table-cell table:style-name="ce42" office:value-type="float" office:value="20830.4" calcext:value-type="float">
            <text:p><text:s/>20,830 <text:s/></text:p>
          </table:table-cell>
          <table:table-cell table:style-name="ce42" office:value-type="float" office:value="9.9" calcext:value-type="float">
            <text:p><text:s/>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77.8" calcext:value-type="float">
            <text:p><text:s/>5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7.8" calcext:value-type="float">
            <text:p><text:s/>578 <text:s/></text:p>
          </table:table-cell>
          <table:table-cell table:number-columns-repeated="3" table:style-name="ce42" office:value-type="float" office:value="115618.9314778" calcext:value-type="float">
            <text:p><text:s/>115,6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4356.71130088" calcext:value-type="float">
            <text:p><text:s/>84,3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356.71130088" calcext:value-type="float">
            <text:p><text:s/>84,357 <text:s/></text:p>
          </table:table-cell>
          <table:table-cell table:style-name="ce42" office:value-type="float" office:value="1.195779196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1957791968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4356.71130088" calcext:value-type="float">
            <text:p><text:s/>84,3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356.71130088" calcext:value-type="float">
            <text:p><text:s/>84,357 <text:s/></text:p>
          </table:table-cell>
          <table:table-cell table:style-name="ce42" office:value-type="float" office:value="1.195779196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1957791968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.1957791968" calcext:value-type="float">
            <text:p>( 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.1957791968" calcext:value-type="float">
            <text:p>( 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84356.71130088" calcext:value-type="float">
            <text:p>( 84,35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4356.71130088" calcext:value-type="float">
            <text:p>( 84,35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6985.6" calcext:value-type="float">
            <text:p><text:s/>6,9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419.8" calcext:value-type="float">
            <text:p><text:s/>5,4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19.8" calcext:value-type="float">
            <text:p><text:s/>5,4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5039.1" calcext:value-type="float">
            <text:p><text:s/>5,039 <text:s/></text:p>
          </table:table-cell>
          <table:table-cell table:style-name="ce46" office:value-type="float" office:value="230.4" calcext:value-type="float">
            <text:p><text:s/>230 <text:s/></text:p>
          </table:table-cell>
          <table:table-cell table:style-name="ce46" office:value-type="float" office:value="4808.7" calcext:value-type="float">
            <text:p><text:s/>4,80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48005.3" calcext:value-type="float">
            <text:p><text:s/>248,005 <text:s/></text:p>
          </table:table-cell>
          <table:table-cell table:style-name="ce42" office:value-type="float" office:value="232794.4" calcext:value-type="float">
            <text:p><text:s/>232,794 <text:s/></text:p>
          </table:table-cell>
          <table:table-cell table:style-name="ce42" office:value-type="float" office:value="15210.9" calcext:value-type="float">
            <text:p><text:s/>15,2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48005.3" calcext:value-type="float">
            <text:p><text:s/>248,005 <text:s/></text:p>
          </table:table-cell>
          <table:table-cell table:style-name="ce42" office:value-type="float" office:value="232794.4" calcext:value-type="float">
            <text:p><text:s/>232,794 <text:s/></text:p>
          </table:table-cell>
          <table:table-cell table:style-name="ce42" office:value-type="float" office:value="15210.9" calcext:value-type="float">
            <text:p><text:s/>15,2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09115.2" calcext:value-type="float">
            <text:p>( 109,11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47164.8" calcext:value-type="float">
            <text:p>( 47,16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4722.1" calcext:value-type="float">
            <text:p><text:s/>114,7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722.1" calcext:value-type="float">
            <text:p><text:s/>114,7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14722.1" calcext:value-type="float">
            <text:p><text:s/>114,7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722.1" calcext:value-type="float">
            <text:p><text:s/>114,7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2514.5" calcext:value-type="float">
            <text:p><text:s/>12,515 <text:s/></text:p>
          </table:table-cell>
          <table:table-cell table:style-name="ce42" office:value-type="float" office:value="3261.6" calcext:value-type="float">
            <text:p><text:s/>3,262 <text:s/></text:p>
          </table:table-cell>
          <table:table-cell table:style-name="ce42" office:value-type="float" office:value="9252.9" calcext:value-type="float">
            <text:p><text:s/>9,2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589.6" calcext:value-type="float">
            <text:p><text:s/>1,59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52021.7" calcext:value-type="float">
            <text:p><text:s/>52,022 <text:s/></text:p>
          </table:table-cell>
          <table:table-cell table:style-name="ce42" office:value-type="float" office:value="51956" calcext:value-type="float">
            <text:p><text:s/>51,956 <text:s/></text:p>
          </table:table-cell>
          <table:table-cell table:style-name="ce42" office:value-type="float" office:value="65.7" calcext:value-type="float">
            <text:p><text:s/>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522.8" calcext:value-type="float">
            <text:p><text:s/>1,5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2.8" calcext:value-type="float">
            <text:p><text:s/>1,5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87.2" calcext:value-type="float">
            <text:p><text:s/>1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899.694052072" calcext:value-type="float">
            <text:p><text:s/>48,9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899.694052072" calcext:value-type="float">
            <text:p><text:s/>48,9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44333.4672" calcext:value-type="float">
            <text:p><text:s/>144,333 <text:s/></text:p>
          </table:table-cell>
          <table:table-cell table:style-name="ce42" office:value-type="float" office:value="109129.9672" calcext:value-type="float">
            <text:p><text:s/>109,130 <text:s/></text:p>
          </table:table-cell>
          <table:table-cell table:style-name="ce42" office:value-type="float" office:value="35203.5" calcext:value-type="float">
            <text:p><text:s/>35,2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21559.7672" calcext:value-type="float">
            <text:p><text:s/>121,560 <text:s/></text:p>
          </table:table-cell>
          <table:table-cell table:style-name="ce42" office:value-type="float" office:value="95292.3672" calcext:value-type="float">
            <text:p><text:s/>95,292 <text:s/></text:p>
          </table:table-cell>
          <table:table-cell table:style-name="ce42" office:value-type="float" office:value="26267.4" calcext:value-type="float">
            <text:p><text:s/>26,2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203.4" calcext:value-type="float">
            <text:p><text:s/>20,203 <text:s/></text:p>
          </table:table-cell>
          <table:table-cell table:style-name="ce42" office:value-type="float" office:value="11417.6" calcext:value-type="float">
            <text:p><text:s/>11,418 <text:s/></text:p>
          </table:table-cell>
          <table:table-cell table:style-name="ce42" office:value-type="float" office:value="8785.8" calcext:value-type="float">
            <text:p><text:s/>8,7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570.3" calcext:value-type="float">
            <text:p><text:s/>2,570 <text:s/></text:p>
          </table:table-cell>
          <table:table-cell table:style-name="ce43" office:value-type="float" office:value="2420" calcext:value-type="float">
            <text:p><text:s/>2,420 <text:s/></text:p>
          </table:table-cell>
          <table:table-cell table:style-name="ce43" office:value-type="float" office:value="150.3" calcext:value-type="float">
            <text:p><text:s/>15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89845.1" calcext:value-type="float">
            <text:p><text:s/>589,845 <text:s/></text:p>
          </table:table-cell>
          <table:table-cell table:style-name="ce44" office:value-type="float" office:value="568746.4" calcext:value-type="float">
            <text:p><text:s/>568,746 <text:s/></text:p>
          </table:table-cell>
          <table:table-cell table:style-name="ce44" office:value-type="float" office:value="21098.7" calcext:value-type="float">
            <text:p><text:s/>21,09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00753.6" calcext:value-type="float">
            <text:p><text:s/>300,7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00753.6" calcext:value-type="float">
            <text:p><text:s/>300,7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8970669.828477" calcext:value-type="float">
            <text:p><text:s/>8,970,670 <text:s/></text:p>
          </table:table-cell>
          <table:table-cell table:style-name="ce42" office:value-type="float" office:value="29534" calcext:value-type="float">
            <text:p><text:s/>29,534 <text:s/></text:p>
          </table:table-cell>
          <table:table-cell table:style-name="ce42" office:value-type="float" office:value="8941135.828477" calcext:value-type="float">
            <text:p><text:s/>8,941,136 <text:s/></text:p>
          </table:table-cell>
          <table:table-cell table:style-name="ce42" office:value-type="float" office:value="782469.116019" calcext:value-type="float">
            <text:p><text:s/>782,469 <text:s/></text:p>
          </table:table-cell>
          <table:table-cell table:number-columns-repeated="2" table:style-name="ce42" office:value-type="float" office:value="268707.965819" calcext:value-type="float">
            <text:p><text:s/>268,7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761.1502" calcext:value-type="float">
            <text:p><text:s/>513,7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669374.6" calcext:value-type="float">
            <text:p><text:s/>8,669,3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69374.6" calcext:value-type="float">
            <text:p><text:s/>8,669,3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1295.228477" calcext:value-type="float">
            <text:p><text:s/>301,295 <text:s/></text:p>
          </table:table-cell>
          <table:table-cell table:style-name="ce42" office:value-type="float" office:value="29534" calcext:value-type="float">
            <text:p><text:s/>29,534 <text:s/></text:p>
          </table:table-cell>
          <table:table-cell table:style-name="ce42" office:value-type="float" office:value="271761.228477" calcext:value-type="float">
            <text:p><text:s/>271,761 <text:s/></text:p>
          </table:table-cell>
          <table:table-cell table:style-name="ce42" office:value-type="float" office:value="782469.116019" calcext:value-type="float">
            <text:p><text:s/>782,469 <text:s/></text:p>
          </table:table-cell>
          <table:table-cell table:number-columns-repeated="2" table:style-name="ce42" office:value-type="float" office:value="268707.965819" calcext:value-type="float">
            <text:p><text:s/>268,7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761.1502" calcext:value-type="float">
            <text:p><text:s/>513,7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51111.480982" calcext:value-type="float">
            <text:p><text:s/>451,111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451824.03836" calcext:value-type="float">
            <text:p><text:s/>9,451,8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451824.03836" calcext:value-type="float">
            <text:p><text:s/>9,451,824 <text:s/></text:p>
          </table:table-cell>
          <table:table-cell table:style-name="ce43" office:value-type="float" office:value="451111.480982" calcext:value-type="float">
            <text:p><text:s/>451,11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34454.465639024" calcext:value-type="float">
            <text:p><text:s/>-34,45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451824.03836" calcext:value-type="float">
            <text:p><text:s/>9,451,824 <text:s/></text:p>
          </table:table-cell>
          <table:table-cell table:style-name="ce42" office:value-type="float" office:value="822745.172982" calcext:value-type="float">
            <text:p><text:s/>822,7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451824.03836" calcext:value-type="float">
            <text:p><text:s/>9,451,824 <text:s/></text:p>
          </table:table-cell>
          <table:table-cell table:style-name="ce42" office:value-type="float" office:value="822745.172982" calcext:value-type="float">
            <text:p><text:s/>822,7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633.692" calcext:value-type="float">
            <text:p><text:s/>371,6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41831.169614" calcext:value-type="float">
            <text:p><text:s/>12,941,83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633.692" calcext:value-type="float">
            <text:p><text:s/>371,6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41831.169614" calcext:value-type="float">
            <text:p><text:s/>12,941,831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1293.386534" calcext:value-type="float">
            <text:p><text:s/>1,261,29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9.66852" calcext:value-type="float">
            <text:p><text:s/>49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1.41165" calcext:value-type="float">
            <text:p><text:s/>21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8.319402" calcext:value-type="float">
            <text:p><text:s/>54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977.97138" calcext:value-type="float">
            <text:p><text:s/>268,97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3430.970226" calcext:value-type="float">
            <text:p><text:s/>503,43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3579.64" calcext:value-type="float">
            <text:p><text:s/>473,58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019.260416" calcext:value-type="float">
            <text:p><text:s/>14,019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6.14494" calcext:value-type="float">
            <text:p><text:s/>3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53278.159309024" calcext:value-type="float">
            <text:p><text:s/>653,27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1061714.08941" calcext:value-type="float">
            <text:p><text:s/>11,061,714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1061714.08941" calcext:value-type="float">
            <text:p><text:s/>11,061,7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36419.535438" calcext:value-type="float">
            <text:p><text:s/>5,936,4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74.106196" calcext:value-type="float">
            <text:p><text:s/>15,2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039.132938" calcext:value-type="float">
            <text:p><text:s/>265,0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6346.38473" calcext:value-type="float">
            <text:p><text:s/>706,3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058.47333" calcext:value-type="float">
            <text:p><text:s/>19,0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903.472754" calcext:value-type="float">
            <text:p><text:s/>49,9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2806.68458" calcext:value-type="float">
            <text:p><text:s/>312,8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653.47458" calcext:value-type="float">
            <text:p><text:s/>27,6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4107.237012" calcext:value-type="float">
            <text:p><text:s/>1,204,1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9114.925866" calcext:value-type="float">
            <text:p><text:s/>399,1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0080.40469" calcext:value-type="float">
            <text:p>( 140,080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35475.492664" calcext:value-type="float">
            <text:p>( 235,47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3559.028512" calcext:value-type="float">
            <text:p>( 23,55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0447.92008" calcext:value-type="float">
            <text:p><text:s/>560,4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4544.391066" calcext:value-type="float">
            <text:p><text:s/>244,544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1976.924732" calcext:value-type="float">
            <text:p><text:s/>211,9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064.896062" calcext:value-type="float">
            <text:p><text:s/>59,065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36571.82763" calcext:value-type="float">
            <text:p><text:s/>236,5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1471.894994" calcext:value-type="float">
            <text:p><text:s/>391,4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415.948708" calcext:value-type="float">
            <text:p><text:s/>210,4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1055.946286" calcext:value-type="float">
            <text:p><text:s/>181,0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3086.647136" calcext:value-type="float">
            <text:p><text:s/>853,08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9825.015892" calcext:value-type="float">
            <text:p><text:s/>819,8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261.631244" calcext:value-type="float">
            <text:p><text:s/>33,2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095.506038" calcext:value-type="float">
            <text:p>( 14,09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0850.905142" calcext:value-type="float">
            <text:p><text:s/>380,851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44734.704652" calcext:value-type="float">
            <text:p><text:s/>144,7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4980.134854" calcext:value-type="float">
            <text:p><text:s/>684,9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340.536332" calcext:value-type="float">
            <text:p><text:s/>120,34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119.533866" calcext:value-type="float">
            <text:p><text:s/>115,1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771.659098" calcext:value-type="float">
            <text:p><text:s/>95,7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260.90482" calcext:value-type="float">
            <text:p><text:s/>42,26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169.560238" calcext:value-type="float">
            <text:p><text:s/>29,1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169.560238" calcext:value-type="float">
            <text:p><text:s/>29,1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712.132676" calcext:value-type="float">
            <text:p><text:s/>194,7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956.180324" calcext:value-type="float">
            <text:p><text:s/>37,95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6755.952352" calcext:value-type="float">
            <text:p><text:s/>156,7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07107.71494" calcext:value-type="float">
            <text:p><text:s/>2,507,1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3961.056949464" calcext:value-type="float">
            <text:p><text:s/>293,9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779.197218835" calcext:value-type="float">
            <text:p><text:s/>121,7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608.403966" calcext:value-type="float">
            <text:p><text:s/>31,6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990.453978" calcext:value-type="float">
            <text:p><text:s/>31,9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135.96209" calcext:value-type="float">
            <text:p><text:s/>66,1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195.7108013291" calcext:value-type="float">
            <text:p><text:s/>66,1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767.2967736486" calcext:value-type="float">
            <text:p><text:s/>26,76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4387.429000724" calcext:value-type="float">
            <text:p><text:s/>374,38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4718.128472" calcext:value-type="float">
            <text:p><text:s/>304,718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189564.07569" calcext:value-type="float">
            <text:p><text:s/>1,189,564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394305.146118" calcext:value-type="float">
            <text:p><text:s/>2,394,3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6269470.6" calcext:value-type="float">
            <text:p><text:s/>36,269,471 <text:s/></text:p>
          </table:table-cell>
          <table:table-cell table:style-name="ce42" office:value-type="float" office:value="9566804.337" calcext:value-type="float">
            <text:p><text:s/>9,566,8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6269470.6" calcext:value-type="float">
            <text:p><text:s/>36,269,471 <text:s/></text:p>
          </table:table-cell>
          <table:table-cell table:style-name="ce42" office:value-type="float" office:value="9566804.337" calcext:value-type="float">
            <text:p><text:s/>9,566,8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59406.3" calcext:value-type="float">
            <text:p><text:s/>59,40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21099.1408422" calcext:value-type="float">
            <text:p><text:s/>1,721,099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967173.1111241" calcext:value-type="float">
            <text:p><text:s/>75,967,173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11194.96739582" calcext:value-type="float">
            <text:p><text:s/>3,311,195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2462.52" calcext:value-type="float">
            <text:p><text:s/>2,752,463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2882.4" calcext:value-type="float">
            <text:p><text:s/>1,432,882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6694.57065144" calcext:value-type="float">
            <text:p><text:s/>1,226,695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9406.3" calcext:value-type="float">
            <text:p><text:s/>59,40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8965037.793919" calcext:value-type="float">
            <text:p><text:s/>68,965,038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75200.35935" calcext:value-type="float">
            <text:p><text:s/>6,275,200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5763.237170976" calcext:value-type="float">
            <text:p><text:s/>295,763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670426.8733849" calcext:value-type="float">
            <text:p><text:s/>71,670,427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9145.561" calcext:value-type="float">
            <text:p><text:s/>4,159,146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29423.4097277" calcext:value-type="float">
            <text:p><text:s/>2,929,423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74592.4" calcext:value-type="float">
            <text:p><text:s/>32,974,592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28511.5012088" calcext:value-type="float">
            <text:p><text:s/>28,328,512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014.576" calcext:value-type="float">
            <text:p><text:s/>89,015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189739.42544838" calcext:value-type="float">
            <text:p><text:s/>3,189,739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616229.664929" calcext:value-type="float">
            <text:p><text:s/>57,616,230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611065.4730458" calcext:value-type="float">
            <text:p><text:s/>52,611,065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005164.1918832" calcext:value-type="float">
            <text:p><text:s/>5,005,164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8175.58166849" calcext:value-type="float">
            <text:p><text:s/>4,478,176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1.18852" calcext:value-type="float">
            <text:p><text:s/>541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3427.68995" calcext:value-type="float">
            <text:p><text:s/>413,428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854.7643" calcext:value-type="float">
            <text:p><text:s/>425,855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9.919402" calcext:value-type="float">
            <text:p><text:s/>760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6450.52391449" calcext:value-type="float">
            <text:p><text:s/>2,646,451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3501.170226" calcext:value-type="float">
            <text:p><text:s/>503,501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3579.64" calcext:value-type="float">
            <text:p><text:s/>473,580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19.260416" calcext:value-type="float">
            <text:p><text:s/>14,019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1.42494" calcext:value-type="float">
            <text:p><text:s/>41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67906.192799024" calcext:value-type="float">
            <text:p><text:s/>667,906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9406.3" calcext:value-type="float">
            <text:p><text:s/>59,40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3193795.2144746" calcext:value-type="float">
            <text:p><text:s/>43,193,795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9406.3" calcext:value-type="float">
            <text:p><text:s/>59,40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6210093.5391381" calcext:value-type="float">
            <text:p><text:s/>36,210,094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18096.8158166" calcext:value-type="float">
            <text:p><text:s/>17,218,097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257.677002" calcext:value-type="float">
            <text:p><text:s/>51,258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5826.251831905" calcext:value-type="float">
            <text:p><text:s/>695,826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6872.03223574" calcext:value-type="float">
            <text:p><text:s/>1,996,872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146.226191" calcext:value-type="float">
            <text:p><text:s/>67,146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267.127013" calcext:value-type="float">
            <text:p><text:s/>60,267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2145.88869826" calcext:value-type="float">
            <text:p><text:s/>1,202,146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186.510569" calcext:value-type="float">
            <text:p><text:s/>39,187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1251.16330788" calcext:value-type="float">
            <text:p><text:s/>3,921,251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8005.89632085" calcext:value-type="float">
            <text:p><text:s/>2,388,006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59738.08617601" calcext:value-type="float">
            <text:p>( 1,359,738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04708.78163285" calcext:value-type="float">
            <text:p>( 1,004,709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559.028512" calcext:value-type="float">
            <text:p>( 23,559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5180.707525161" calcext:value-type="float">
            <text:p><text:s/>935,181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8064.559461866" calcext:value-type="float">
            <text:p><text:s/>598,065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764.976917" calcext:value-type="float">
            <text:p><text:s/>390,765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566.502111" calcext:value-type="float">
            <text:p><text:s/>105,567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31954.963205" calcext:value-type="float">
            <text:p><text:s/>531,955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14493.909834" calcext:value-type="float">
            <text:p><text:s/>2,914,494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6999.342236" calcext:value-type="float">
            <text:p><text:s/>2,026,999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7494.567598" calcext:value-type="float">
            <text:p><text:s/>887,495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2495.810766" calcext:value-type="float">
            <text:p>( 152,496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53027.14098" calcext:value-type="float">
            <text:p>( 53,027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60345.7499823" calcext:value-type="float">
            <text:p><text:s/>2,860,346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8131.1999973" calcext:value-type="float">
            <text:p><text:s/>2,698,131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214.549985" calcext:value-type="float">
            <text:p><text:s/>162,215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4360.706038" calcext:value-type="float">
            <text:p>( 14,361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8154.537656" calcext:value-type="float">
            <text:p><text:s/>518,155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68643.387933" calcext:value-type="float">
            <text:p><text:s/>168,643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0324.505868439" calcext:value-type="float">
            <text:p><text:s/>840,325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3027.974069" calcext:value-type="float">
            <text:p><text:s/>183,028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3127.627422" calcext:value-type="float">
            <text:p><text:s/>323,128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724.129150098" calcext:value-type="float">
            <text:p><text:s/>144,724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3015.67482" calcext:value-type="float">
            <text:p><text:s/>203,016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09645.9737565" calcext:value-type="float">
            <text:p><text:s/>10,309,646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274.9" calcext:value-type="float">
            <text:p><text:s/>359,275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51862.1935185" calcext:value-type="float">
            <text:p><text:s/>9,551,862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748.680238" calcext:value-type="float">
            <text:p><text:s/>70,749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7760.2" calcext:value-type="float">
            <text:p><text:s/>327,760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8615.242676" calcext:value-type="float">
            <text:p><text:s/>988,615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875.010324" calcext:value-type="float">
            <text:p><text:s/>39,875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48740.232352" calcext:value-type="float">
            <text:p><text:s/>948,740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782.189" calcext:value-type="float">
            <text:p><text:s/>1,7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40151.38114" calcext:value-type="float">
            <text:p><text:s/>3,340,151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3961.056949464" calcext:value-type="float">
            <text:p><text:s/>293,961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360.944418835" calcext:value-type="float">
            <text:p><text:s/>425,361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935.883966" calcext:value-type="float">
            <text:p><text:s/>34,936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784.373978" calcext:value-type="float">
            <text:p><text:s/>37,784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796.84209" calcext:value-type="float">
            <text:p><text:s/>66,797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800.0708013291" calcext:value-type="float">
            <text:p><text:s/>67,800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67.2967736486" calcext:value-type="float">
            <text:p><text:s/>26,767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4387.429000724" calcext:value-type="float">
            <text:p><text:s/>374,387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82.189" calcext:value-type="float">
            <text:p><text:s/>1,7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7126.767472" calcext:value-type="float">
            <text:p><text:s/>707,127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05230.71569" calcext:value-type="float">
            <text:p><text:s/>1,305,231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7624.111" calcext:value-type="float">
            <text:p><text:s/>57,62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353584.125749" calcext:value-type="float">
            <text:p><text:s/>4,353,584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83701.67533649" calcext:value-type="float">
            <text:p><text:s/>6,983,702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83701.67533649" calcext:value-type="float">
            <text:p><text:s/>6,983,702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355323.44" calcext:value-type="float">
            <text:p>( 4,355,323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486421.745988" calcext:value-type="float">
            <text:p><text:s/>150,486,422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747496.746" calcext:value-type="float">
            <text:p><text:s/>133,747,497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0790" calcext:value-type="float">
            <text:p><text:s/>260,790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78134.999988" calcext:value-type="float">
            <text:p><text:s/>16,478,135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